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ula2" style:family="table">
      <style:table-properties style:width="16.969cm" fo:margin-left="0.019cm" table:align="left"/>
    </style:style>
    <style:style style:name="Taula2.A" style:family="table-column">
      <style:table-column-properties style:column-width="16.969cm"/>
    </style:style>
    <style:style style:name="Taula2.A1" style:family="table-cell">
      <style:table-cell-properties fo:background-color="#ffffcc" fo:padding="0.097cm" fo:border="0.002cm solid #000000">
        <style:background-image/>
      </style:table-cell-properties>
    </style:style>
    <style:style style:name="Taula3" style:family="table">
      <style:table-properties style:width="16.999cm" fo:margin-left="0.079cm" table:align="left"/>
    </style:style>
    <style:style style:name="Taula3.A" style:family="table-column">
      <style:table-column-properties style:column-width="16.999cm"/>
    </style:style>
    <style:style style:name="Taula3.A1" style:family="table-cell">
      <style:table-cell-properties fo:background-color="#99ccff" fo:padding="0.097cm" fo:border="0.002cm solid #000000">
        <style:background-image/>
      </style:table-cell-properties>
    </style:style>
    <style:style style:name="Taula4" style:family="table">
      <style:table-properties style:width="16.999cm" fo:margin-left="0.079cm" table:align="left"/>
    </style:style>
    <style:style style:name="Taula4.A" style:family="table-column">
      <style:table-column-properties style:column-width="16.999cm"/>
    </style:style>
    <style:style style:name="Taula4.A1" style:family="table-cell">
      <style:table-cell-properties fo:background-color="#e6e6e6" fo:padding="0.097cm" fo:border="0.002cm solid #000000">
        <style:background-image/>
      </style:table-cell-properties>
    </style:style>
    <style:style style:name="Taula5" style:family="table">
      <style:table-properties style:width="16.999cm" fo:margin-left="0.079cm" table:align="left"/>
    </style:style>
    <style:style style:name="Taula5.A" style:family="table-column">
      <style:table-column-properties style:column-width="16.999cm"/>
    </style:style>
    <style:style style:name="Taula5.A1" style:family="table-cell">
      <style:table-cell-properties fo:background-color="#ccffff" fo:padding="0.097cm" fo:border="0.002cm solid #000000">
        <style:background-image/>
      </style:table-cell-properties>
    </style:style>
    <style:style style:name="Taula6" style:family="table">
      <style:table-properties style:width="16.999cm" fo:margin-left="0.079cm" table:align="left"/>
    </style:style>
    <style:style style:name="Taula6.A" style:family="table-column">
      <style:table-column-properties style:column-width="16.999cm"/>
    </style:style>
    <style:style style:name="Taula6.A1" style:family="table-cell">
      <style:table-cell-properties fo:background-color="#ffd320" fo:padding="0.097cm" fo:border="0.002cm solid #000000">
        <style:background-image/>
      </style:table-cell-properties>
    </style:style>
    <style:style style:name="Taula7" style:family="table">
      <style:table-properties style:width="16.999cm" fo:margin-left="0.079cm" table:align="left"/>
    </style:style>
    <style:style style:name="Taula7.A" style:family="table-column">
      <style:table-column-properties style:column-width="16.999cm"/>
    </style:style>
    <style:style style:name="Taula7.A1" style:family="table-cell">
      <style:table-cell-properties fo:background-color="#ccccff" fo:padding="0.097cm" fo:border="0.002cm solid #000000">
        <style:background-image/>
      </style:table-cell-properties>
    </style:style>
    <style:style style:name="Taula8" style:family="table">
      <style:table-properties style:width="10.246cm" fo:margin-left="0.079cm" table:align="left"/>
    </style:style>
    <style:style style:name="Taula8.A" style:family="table-column">
      <style:table-column-properties style:column-width="10.246cm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0.246cm" fo:margin-left="0.079cm" table:align="left"/>
    </style:style>
    <style:style style:name="Taula9.A" style:family="table-column">
      <style:table-column-properties style:column-width="10.246cm"/>
    </style:style>
    <style:style style:name="Taula9.A1" style:family="table-cell">
      <style:table-cell-properties fo:padding="0.097cm" fo:border="0.002cm solid #000000"/>
    </style:style>
    <style:style style:name="Taula10" style:family="table">
      <style:table-properties style:width="10.246cm" fo:margin-left="0.079cm" table:align="left"/>
    </style:style>
    <style:style style:name="Taula10.A" style:family="table-column">
      <style:table-column-properties style:column-width="10.246cm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6.999cm" fo:margin-left="0.079cm" table:align="left"/>
    </style:style>
    <style:style style:name="Taula11.A" style:family="table-column">
      <style:table-column-properties style:column-width="16.999cm"/>
    </style:style>
    <style:style style:name="Taula11.A1" style:family="table-cell">
      <style:table-cell-properties fo:padding="0.097cm" fo:border="0.002cm solid #000000"/>
    </style:style>
    <style:style style:name="Taula12" style:family="table">
      <style:table-properties style:width="16.999cm" fo:margin-left="0.079cm" table:align="left"/>
    </style:style>
    <style:style style:name="Taula12.A" style:family="table-column">
      <style:table-column-properties style:column-width="16.999cm"/>
    </style:style>
    <style:style style:name="Taula1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ula12.A2" style:family="table-cell">
      <style:table-cell-properties fo:padding="0.097cm" fo:border-left="0.002cm solid #000000" fo:border-right="0.002cm solid #000000" fo:border-top="none" fo:border-bottom="none"/>
    </style:style>
    <style:style style:name="Taula1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3" style:family="table">
      <style:table-properties style:width="16.999cm" fo:margin-left="0.079cm" table:align="left"/>
    </style:style>
    <style:style style:name="Taula13.A" style:family="table-column">
      <style:table-column-properties style:column-width="16.999cm"/>
    </style:style>
    <style:style style:name="Taula13.A1" style:family="table-cell">
      <style:table-cell-properties fo:padding="0.097cm" fo:border="0.002cm solid #000000"/>
    </style:style>
    <style:style style:name="Taula14" style:family="table">
      <style:table-properties style:width="16.369cm" fo:margin-left="0.032cm" table:align="left"/>
    </style:style>
    <style:style style:name="Taula14.A" style:family="table-column">
      <style:table-column-properties style:column-width="0.744cm"/>
    </style:style>
    <style:style style:name="Taula14.B" style:family="table-column">
      <style:table-column-properties style:column-width="15.625cm"/>
    </style:style>
    <style:style style:name="Taula14.A1" style:family="table-cell">
      <style:table-cell-properties style:vertical-align="middle" fo:padding="0.049cm" fo:border="none"/>
    </style:style>
    <style:style style:name="Taula15" style:family="table">
      <style:table-properties style:width="16.999cm" fo:margin-left="0.032cm" table:align="left"/>
    </style:style>
    <style:style style:name="Taula15.A" style:family="table-column">
      <style:table-column-properties style:column-width="16.999cm"/>
    </style:style>
    <style:style style:name="Taula15.A1" style:family="table-cell">
      <style:table-cell-properties style:vertical-align="middle" fo:background-color="#99ccff" fo:padding="0.049cm" fo:border="none">
        <style:background-image/>
      </style:table-cell-properties>
    </style:style>
    <style:style style:name="Taula16" style:family="table">
      <style:table-properties style:width="16.999cm" fo:margin-left="0.079cm" table:align="left"/>
    </style:style>
    <style:style style:name="Taula16.A" style:family="table-column">
      <style:table-column-properties style:column-width="16.999cm"/>
    </style:style>
    <style:style style:name="Taula16.A1" style:family="table-cell">
      <style:table-cell-properties fo:padding="0.097cm" fo:border="0.002cm solid #000000"/>
    </style:style>
    <style:style style:name="P1" style:family="paragraph" style:parent-style-name="Encabezado">
      <style:text-properties fo:color="#f79646" fo:font-size="14pt" fo:letter-spacing="0.035cm" fo:font-weight="bold" style:font-size-asian="14pt" style:font-weight-asian="bold"/>
    </style:style>
    <style:style style:name="P2" style:family="paragraph" style:parent-style-name="Encabezado">
      <style:text-properties fo:color="#eeece1" style:font-name="Verdana" fo:font-size="16pt" style:font-size-asian="16pt" style:font-size-complex="16pt" style:font-relief="engraved"/>
    </style:style>
    <style:style style:name="P3" style:family="paragraph" style:parent-style-name="Encabezado">
      <style:paragraph-properties fo:text-align="end" style:justify-single-word="false"/>
    </style:style>
    <style:style style:name="P4" style:family="paragraph" style:parent-style-name="Standard">
      <style:text-properties fo:color="#008080" style:font-name="Verdana"/>
    </style:style>
    <style:style style:name="P5" style:family="paragraph" style:parent-style-name="Standard">
      <style:text-properties fo:color="#008080" style:font-name="Verdana" fo:font-size="22pt" style:font-size-asian="22pt" style:font-size-complex="22pt"/>
    </style:style>
    <style:style style:name="P6" style:family="paragraph" style:parent-style-name="Standard">
      <style:text-properties fo:color="#008080" style:font-name="Verdana" fo:font-size="14pt" style:font-size-asian="14pt" style:font-size-complex="14pt"/>
    </style:style>
    <style:style style:name="P7" style:family="paragraph" style:parent-style-name="Standard">
      <style:text-properties fo:color="#008080" style:font-name="Verdan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8080" style:font-name="Verdana" fo:font-size="10pt" style:font-size-asian="10pt" style:font-size-complex="10pt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fo:color="#800000" style:font-name="Verdana" fo:font-weight="bold" style:font-weight-asian="bold" style:font-weight-complex="bold"/>
    </style:style>
    <style:style style:name="P12" style:family="paragraph" style:parent-style-name="Standard">
      <style:text-properties fo:color="#4700b8" style:font-name="Verdana" fo:font-size="10pt" style:font-size-asian="10pt" style:font-size-complex="10pt"/>
    </style:style>
    <style:style style:name="P13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text-properties fo:color="#000000" style:font-name="Verdana"/>
    </style:style>
    <style:style style:name="P17" style:family="paragraph" style:parent-style-name="Standard">
      <style:text-properties fo:color="#000000" style:font-name="Verdana" fo:font-size="10pt" style:font-size-asian="10pt" style:font-size-complex="10pt"/>
    </style:style>
    <style:style style:name="P18" style:family="paragraph" style:parent-style-name="Standard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Verdana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color="#000000" style:font-name="Verdana" fo:font-size="8pt" style:font-size-asian="8pt" style:font-size-complex="8pt"/>
    </style:style>
    <style:style style:name="P21" style:family="paragraph" style:parent-style-name="Standard">
      <style:text-properties fo:color="#000000" style:font-name="Verdan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color="#ff0000" style:font-name="Verdana"/>
    </style:style>
    <style:style style:name="P23" style:family="paragraph" style:parent-style-name="Standard">
      <style:text-properties fo:color="#ff0000" style:font-name="Verdana" fo:font-size="10pt" style:font-size-asian="10pt" style:font-size-complex="10pt"/>
    </style:style>
    <style:style style:name="P24" style:family="paragraph" style:parent-style-name="Standard">
      <style:text-properties fo:color="#ff0000"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84d1" style:font-name="Verdana"/>
    </style:style>
    <style:style style:name="P26" style:family="paragraph" style:parent-style-name="Standard">
      <style:text-properties fo:color="#0084d1" style:font-name="Verdana" fo:font-size="11pt" style:font-size-asian="11pt" style:font-size-complex="11pt"/>
    </style:style>
    <style:style style:name="P27" style:family="paragraph" style:parent-style-name="Standard">
      <style:text-properties fo:color="#0084d1" style:font-name="Verdana" fo:font-size="10pt" style:font-size-asian="10pt" style:font-size-complex="10pt"/>
    </style:style>
    <style:style style:name="P28" style:family="paragraph" style:parent-style-name="Standard">
      <style:text-properties fo:color="#0084d1" style:font-name="Verdana" fo:font-size="14pt" style:font-size-asian="14pt" style:font-size-complex="14pt"/>
    </style:style>
    <style:style style:name="P29" style:family="paragraph" style:parent-style-name="Standard">
      <style:text-properties fo:color="#c5000b" style:font-name="Verdana" fo:font-size="10pt" style:font-size-asian="10pt" style:font-size-complex="10pt"/>
    </style:style>
    <style:style style:name="P30" style:family="paragraph" style:parent-style-name="Standard">
      <style:text-properties fo:color="#000080" style:font-name="Verdana" fo:font-weight="bold" style:font-weight-asian="bold" style:font-weight-complex="bold"/>
    </style:style>
    <style:style style:name="P31" style:family="paragraph" style:parent-style-name="Standard">
      <style:text-properties fo:color="#ff950e" style:font-name="Verdana" fo:font-size="10pt" style:font-size-asian="10pt" style:font-size-complex="10pt"/>
    </style:style>
    <style:style style:name="P32" style:family="paragraph" style:parent-style-name="Normal">
      <style:text-properties text:display="none"/>
    </style:style>
    <style:style style:name="P33" style:family="paragraph" style:parent-style-name="Horizontal_20_Line">
      <style:text-properties style:font-name="Verdana" fo:font-size="8pt" style:font-size-asian="8pt" style:font-size-complex="8pt"/>
    </style:style>
    <style:style style:name="P34" style:family="paragraph" style:parent-style-name="Text_20_body">
      <style:paragraph-properties fo:margin-top="0cm" fo:margin-bottom="0cm"/>
      <style:text-properties style:font-name="Verdana" fo:font-size="8pt" style:font-size-asian="8pt" style:font-size-complex="8pt"/>
    </style:style>
    <style:style style:name="P35" style:family="paragraph" style:parent-style-name="Text_20_body">
      <style:paragraph-properties fo:margin-top="0cm" fo:margin-bottom="0cm"/>
      <style:text-properties fo:color="#800000" style:font-name="Verdana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text-properties style:font-name="Verdana" fo:font-size="8pt" style:font-size-asian="8pt" style:font-size-complex="8pt"/>
    </style:style>
    <style:style style:name="P37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38" style:family="paragraph" style:parent-style-name="Table_20_Contents">
      <style:text-properties style:font-name="Verdana" fo:font-size="10pt" style:font-size-asian="10pt" style:font-size-complex="10pt"/>
    </style:style>
    <style:style style:name="P39" style:family="paragraph" style:parent-style-name="Table_20_Contents">
      <style:text-properties fo:font-size="2pt" style:font-size-asian="2pt" style:font-size-complex="2pt"/>
    </style:style>
    <style:style style:name="P40" style:family="paragraph" style:parent-style-name="Table_20_Contents">
      <style:text-properties fo:color="#000000"/>
    </style:style>
    <style:style style:name="P41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margin-top="0cm" fo:margin-bottom="0.499cm"/>
    </style:style>
    <style:style style:name="P43" style:family="paragraph" style:parent-style-name="Preformatted_20_Text">
      <style:paragraph-properties fo:margin-top="0cm" fo:margin-bottom="0.499cm"/>
      <style:text-properties fo:color="#c5000b"/>
    </style:style>
    <style:style style:name="P44" style:family="paragraph" style:parent-style-name="Preformatted_20_Text">
      <style:paragraph-properties fo:margin-top="0cm" fo:margin-bottom="0.499cm"/>
      <style:text-properties fo:color="#c5000b" style:font-name="Verdana"/>
    </style:style>
    <style:style style:name="P45" style:family="paragraph" style:parent-style-name="Preformatted_20_Text">
      <style:text-properties fo:color="#c5000b"/>
    </style:style>
    <style:style style:name="P46" style:family="paragraph" style:parent-style-name="Preformatted_20_Text">
      <style:text-properties fo:color="#c5000b" style:font-name="Verdana"/>
    </style:style>
    <style:style style:name="P47" style:family="paragraph" style:parent-style-name="Standard" style:master-page-name="MP0">
      <style:paragraph-properties style:page-number="auto" fo:break-before="page"/>
    </style:style>
    <style:style style:name="P48" style:family="paragraph" style:parent-style-name="Standard" style:list-style-name="L1"/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4">
      <style:text-properties fo:color="#000000" style:font-name="Verdana" fo:font-size="10pt" style:font-size-asian="10pt" style:font-size-complex="10pt"/>
    </style:style>
    <style:style style:name="P52" style:family="paragraph">
      <style:paragraph-properties style:writing-mode="lr-tb"/>
    </style:style>
    <style:style style:name="P53" style:family="paragraph">
      <style:paragraph-properties style:writing-mode="lr-tb" style:font-independent-line-spacing="false"/>
    </style:style>
    <style:style style:name="P54" style:family="paragraph">
      <style:paragraph-properties fo:text-align="center" style:writing-mode="lr-tb"/>
    </style:style>
    <style:style style:name="T1" style:family="text">
      <style:text-properties fo:color="#f79646" fo:font-size="14pt" fo:letter-spacing="0.035cm" fo:font-weight="bold" style:font-size-asian="14pt" style:font-weight-asian="bold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8pt" style:font-size-asian="8pt" style:font-size-complex="8pt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font-name="Arial" fo:font-size="10pt" style:font-name-asian="Arial" style:font-size-asian="10pt" style:font-name-complex="Arial" style:font-size-complex="10pt"/>
    </style:style>
    <style:style style:name="T9" style:family="text">
      <style:text-properties fo:color="#800000" style:font-name="Verdana" fo:font-size="10pt" style:font-size-asian="10pt" style:font-size-complex="10pt"/>
    </style:style>
    <style:style style:name="T10" style:family="text">
      <style:text-properties fo:color="#8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800000" style:font-name="Verdana" fo:font-size="8pt" style:font-size-asian="8pt" style:font-size-complex="8pt"/>
    </style:style>
    <style:style style:name="T12" style:family="text">
      <style:text-properties fo:color="#800000" fo:font-size="10pt" style:font-size-asian="10pt" style:font-size-complex="10pt"/>
    </style:style>
    <style:style style:name="T13" style:family="text">
      <style:text-properties fo:color="#c5000b"/>
    </style:style>
    <style:style style:name="T14" style:family="text">
      <style:text-properties fo:color="#c5000b" style:font-name="Arial" fo:font-size="10pt" style:font-name-asian="Arial" style:font-size-asian="10pt" style:font-name-complex="Arial" style:font-size-complex="10pt"/>
    </style:style>
    <style:style style:name="T15" style:family="text">
      <style:text-properties fo:color="#c5000b" style:font-name="Verdana"/>
    </style:style>
    <style:style style:name="T16" style:family="text">
      <style:text-properties fo:color="#c5000b" style:font-name="Verdana" fo:font-size="10pt" style:font-size-asian="10pt" style:font-size-complex="10pt"/>
    </style:style>
    <style:style style:name="T17" style:family="text">
      <style:text-properties fo:color="#c5000b" style:font-name="Verdana" fo:font-size="9pt" fo:font-weight="bold" style:font-size-asian="9pt" style:font-weight-asian="bold" style:font-size-complex="9pt" style:font-weight-complex="bold"/>
    </style:style>
    <style:style style:name="T18" style:family="text">
      <style:text-properties fo:color="#c5000b" style:font-name="Verdana" fo:font-size="8pt" style:font-size-asian="8pt" style:font-size-complex="8pt"/>
    </style:style>
    <style:style style:name="T19" style:family="text">
      <style:text-properties fo:color="#008080" style:font-name="Verdana"/>
    </style:style>
    <style:style style:name="T20" style:family="text">
      <style:text-properties fo:color="#008080" style:font-name="Verdana" fo:font-size="22pt" style:font-size-asian="22pt" style:font-size-complex="22pt"/>
    </style:style>
    <style:style style:name="T21" style:family="text">
      <style:text-properties fo:color="#008080" style:font-name="Verdana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94476b" style:font-name="Verdana"/>
    </style:style>
    <style:style style:name="T23" style:family="text">
      <style:text-properties fo:color="#808019" style:font-name="Verdana"/>
    </style:style>
    <style:style style:name="T24" style:family="text">
      <style:text-properties fo:color="#ff950e" style:font-name="Verdana"/>
    </style:style>
    <style:style style:name="T25" style:family="text">
      <style:text-properties fo:color="#ff950e" style:font-name="Verdana" fo:font-size="10pt" style:font-size-asian="10pt" style:font-size-complex="10pt"/>
    </style:style>
    <style:style style:name="T26" style:family="text">
      <style:text-properties fo:color="#ff950e" style:font-name="Verdana" fo:font-size="8pt" style:font-size-asian="8pt" style:font-size-complex="8pt"/>
    </style:style>
    <style:style style:name="T27" style:family="text">
      <style:text-properties fo:color="#000000"/>
    </style:style>
    <style:style style:name="T28" style:family="text">
      <style:text-properties fo:color="#000000" style:font-name="Verdana" fo:font-size="10pt" style:font-size-asian="10pt" style:font-size-complex="10pt"/>
    </style:style>
    <style:style style:name="T29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Verdana" fo:font-size="11pt" style:font-size-asian="11pt" style:font-size-complex="11pt"/>
    </style:style>
    <style:style style:name="T31" style:family="text">
      <style:text-properties fo:color="#000000" style:font-name="Verdana" fo:font-size="8pt" style:font-size-asian="8pt" style:font-size-complex="8pt"/>
    </style:style>
    <style:style style:name="T32" style:family="text">
      <style:text-properties fo:color="#000000" style:font-name="Verdana" fo:font-size="8pt" fo:font-weight="bold" style:font-size-asian="8pt" style:font-weight-asian="bold" style:font-size-complex="8pt" style:font-weight-complex="bold"/>
    </style:style>
    <style:style style:name="T33" style:family="text">
      <style:text-properties fo:color="#5c8526" style:font-name="Verdana" fo:font-size="10pt" style:font-size-asian="10pt" style:font-size-complex="10pt"/>
    </style:style>
    <style:style style:name="T34" style:family="text">
      <style:text-properties fo:color="#ff420e" style:font-name="Verdana" fo:font-size="10pt" style:font-size-asian="10pt" style:font-size-complex="10pt"/>
    </style:style>
    <style:style style:name="T35" style:family="text">
      <style:text-properties fo:color="#00ff00" style:font-name="Verdana" fo:font-size="11pt" style:font-size-asian="11pt" style:font-size-complex="11pt"/>
    </style:style>
    <style:style style:name="T36" style:family="text">
      <style:text-properties fo:color="#3deb3d" style:font-name="Verdana"/>
    </style:style>
    <style:style style:name="T37" style:family="text">
      <style:text-properties fo:color="#0047ff" style:font-name="Verdana" fo:font-size="8pt" style:font-size-asian="8pt" style:font-size-complex="8pt"/>
    </style:style>
    <style:style style:name="T38" style:family="text">
      <style:text-properties fo:color="#2300dc" style:font-name="Verdana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000080"/>
    </style:style>
    <style:style style:name="T40" style:family="text">
      <style:text-properties fo:color="#000080" style:font-name="Verdana" fo:font-size="10pt" style:font-size-asian="10pt" style:font-size-complex="10pt"/>
    </style:style>
    <style:style style:name="T41" style:family="text">
      <style:text-properties fo:color="#000080" style:font-name="Verdana" fo:font-size="10pt" fo:font-style="italic" style:font-size-asian="10pt" style:font-style-asian="italic" style:font-size-complex="10pt" style:font-style-complex="italic"/>
    </style:style>
    <style:style style:name="T42" style:family="text">
      <style:text-properties fo:color="#000080" fo:font-style="italic" style:font-style-asian="italic" style:font-style-complex="italic"/>
    </style:style>
    <style:style style:name="T43" style:family="text">
      <style:text-properties fo:color="#ff0000" style:font-name="Verdana" fo:font-size="10pt" style:font-size-asian="10pt" style:font-size-complex="10pt"/>
    </style:style>
    <style:style style:name="T44" style:family="text">
      <style:text-properties fo:color="#ff0000" style:font-name="Verdana" fo:font-size="14pt" style:font-size-asian="14pt" style:font-size-complex="14pt"/>
    </style:style>
    <style:style style:name="T45" style:family="text">
      <style:text-properties fo:color="#0084d1" style:font-name="Verdana" fo:font-size="10pt" style:font-size-asian="10pt" style:font-size-complex="10pt"/>
    </style:style>
    <style:style style:name="T46" style:family="text">
      <style:text-properties fo:color="#0084d1" style:font-name="Verdana" fo:font-size="14pt" style:font-size-asian="14pt" style:font-size-complex="14pt"/>
    </style:style>
    <style:style style:name="T47" style:family="text">
      <style:text-properties fo:color="#198a8a"/>
    </style:style>
    <style:style style:name="T48" style:family="text">
      <style:text-properties fo:color="#198a8a" style:font-name="Verdana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cm" fo:padding-right="0.25cm" fo:padding-top="0.125cm" fo:padding-bottom="0.125cm" fo:border="none" style:shadow="#808080 0.3cm 0.3cm" style:writing-mode="lr-tb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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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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79646" svg:stroke-opacity="100%" draw:fill="none" fo:padding-top="-0.017cm" fo:padding-bottom="-0.017cm" fo:padding-left="-0.017cm" fo:padding-right="-0.017cm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000000" svg:stroke-opacity="100%" draw:fill="solid" draw:fill-color="#ffd320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svg:stroke-color="#000000" svg:stroke-opacity="100%" draw:fill="solid" draw:fill-color="#2300dc" draw:opacity="5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svg:stroke-opacity="100%" draw:fill="solid" draw:fill-color="#eb613d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draw:shadow="visible" draw:shadow-offset-x="0.3cm" draw:shadow-offset-y="0.3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">Virtualització amb XEN – degloba</text:p>
      <text:p text:style-name="P9"/>
      <text:p text:style-name="P9"/>
      <text:p text:style-name="Standard"><draw:frame draw:style-name="fr1" draw:name="1 Cuadro de texto" text:anchor-type="paragraph" svg:x="0cm" svg:y="0.071cm" svg:width="14.425cm" style:rel-width="scale" svg:height="7.634cm" style:rel-height="scale" draw:z-index="33"><draw:text-box><text:p text:style-name="Normal"><text:span text:style-name="Fuente_20_de_20_párrafo_20_predeter."><text:span text:style-name="T6">Comandos XEN</text:span></text:span></text:p><text:p text:style-name="Normal"><text:span text:style-name="Fuente_20_de_20_párrafo_20_predeter."><text:span text:style-name="T6"><text:s/></text:span></text:span><text:span text:style-name="Fuente_20_de_20_párrafo_20_predeter."><text:span text:style-name="T7">xm console xen01</text:span></text:span></text:p><text:p text:style-name="Normal"><text:span text:style-name="Fuente_20_de_20_párrafo_20_predeter."><text:span text:style-name="T7"><text:s/>xm destroy xen01</text:span></text:span></text:p><text:p text:style-name="Normal"><text:span text:style-name="Fuente_20_de_20_párrafo_20_predeter."><text:span text:style-name="T7"><text:s/>xm create /etc/xen/xen01.cfg</text:span></text:span></text:p><text:p text:style-name="Normal"><text:span text:style-name="Fuente_20_de_20_párrafo_20_predeter."><text:span text:style-name="T7"><text:s/>xm list</text:span></text:span></text:p><text:p text:style-name="Normal"/><text:p text:style-name="Normal"><text:span text:style-name="Fuente_20_de_20_párrafo_20_predeter."><text:span text:style-name="T6">Configuració</text:span></text:span></text:p><text:p text:style-name="Normal"/><text:p text:style-name="Normal"><text:span text:style-name="Fuente_20_de_20_párrafo_20_predeter."><text:span text:style-name="T7">/etc/xen/xend-config.sxp</text:span></text:span></text:p><text:p text:style-name="Normal"/><text:p text:style-name="Normal"><text:span text:style-name="Fuente_20_de_20_párrafo_20_predeter."><text:span text:style-name="T7"><text:s/></text:span></text:span><text:span text:style-name="Fuente_20_de_20_párrafo_20_predeter."><text:span text:style-name="T7">/etc/xen-tools/xen-tools.conf --&gt; configuració per crear noves VM</text:span></text:span></text:p><text:p text:style-name="Normal"/></draw:text-box></draw:frame><text:span text:style-name="Fuente_20_de_20_párrafo_20_predeter.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ula2" table:style-name="Taula2">
        <table:table-column table:style-name="Taula2.A"/>
        <table:table-row>
          <table:table-cell table:style-name="Taula2.A1" office:value-type="string">
            <text:p text:style-name="P11">PROBLEMA XEN (des del DOMU no podem fer ping al gateway 192.168.1.1)</text:p>
            <text:p text:style-name="P9"/>
            <text:p text:style-name="P10">1.- Afegir a /etc/sysctl.conf el seguent :</text:p>
            <text:p text:style-name="P10"/>
            <text:p text:style-name="P12">net.bridge.bridge-nf-call-arptables = 0</text:p>
            <text:p text:style-name="P12">net.bridge.bridge-nf-call-iptables = 0</text:p>
            <text:p text:style-name="P12">net.bridge.bridge-nf-call-ip6tables = 0</text:p>
            <text:p text:style-name="P12">net.bridge.bridge-nf-filter-vlan-tagged = 0</text:p>
            <text:p text:style-name="P10"/>
            <text:p text:style-name="P10">2.-Executar</text:p>
            <text:p text:style-name="P10"/>
            <text:p text:style-name="Standard"><text:span text:style-name="Fuente_20_de_20_párrafo_20_predeter."><text:span text:style-name="T3">debian:/etc# </text:span></text:span><text:span text:style-name="Fuente_20_de_20_párrafo_20_predeter."><text:span text:style-name="T9">sysctl -p /etc/sysctl.conf</text:span></text:span></text:p>
          </table:table-cell>
        </table:table-row>
      </table:table>
      <text:p text:style-name="P32"/>
      <table:table table:name="Taula3" table:style-name="Taula3">
        <table:table-column table:style-name="Taula3.A"/>
        <table:table-row>
          <table:table-cell table:style-name="Taula3.A1" office:value-type="string">
            <text:p text:style-name="P13">ERROR1 :</text:p>
            <text:p text:style-name="P15"/>
            <text:p text:style-name="P14">Begin: Running /scripts/init-premount ...</text:p>
            <text:p text:style-name="P15"/>
            <text:p text:style-name="P15"><text:span text:style-name="Fuente_20_de_20_párrafo_20_predeter."><text:span text:style-name="T8">FATAL: Error </text:span></text:span><text:span text:style-name="Fuente_20_de_20_párrafo_20_predeter."><text:span text:style-name="T8">inserting fan (</text:span></text:span><text:span text:style-name="Fuente_20_de_20_párrafo_20_predeter."><text:span text:style-name="T14">/lib/modules/2.6.26-2-xen-686/kernel/drivers/acpi/fan.ko</text:span></text:span><text:span text:style-name="Fuente_20_de_20_párrafo_20_predeter."><text:span text:style-name="T8">): No such device</text:span></text:span></text:p>
            <text:p text:style-name="P15"/>
            <text:p text:style-name="P15"><text:span text:style-name="Fuente_20_de_20_párrafo_20_predeter."><text:span text:style-name="T8">WARNING: Error inserting processor (</text:span></text:span><text:span text:style-name="Fuente_20_de_20_párrafo_20_predeter."><text:span text:style-name="T14">/lib/modules/2.6.26-2-xen-686/kernel/drivers/acpi/processor.ko</text:span></text:span><text:span text:style-name="Fuente_20_de_20_párrafo_20_predeter."><text:span text:style-name="T8">):</text:span></text:span></text:p>
            <text:p text:style-name="P14">No such device [ <text:s text:c="3"/>1.390032] thermal: Unknown symbol acpi_processor_set_thermal_limit</text:p>
            <text:p text:style-name="P15"/>
            <text:p text:style-name="P15"><text:span text:style-name="Fuente_20_de_20_párrafo_20_predeter."><text:span text:style-name="T8">FATAL: Error inserting thermal (</text:span></text:span><text:span text:style-name="Fuente_20_de_20_párrafo_20_predeter."><text:span text:style-name="T14">/lib/modules/2.6.26-2-xen-686/kernel/drivers/acpi/thermal.ko</text:span></text:span><text:span text:style-name="Fuente_20_de_20_párrafo_20_predeter."><text:span text:style-name="T8">):</text:span></text:span></text:p>
            <text:p text:style-name="P14">Unknown symbol in module, or unknown parameter (see dmesg)</text:p>
            <text:p text:style-name="P14">done.</text:p>
            <text:p text:style-name="Table_20_Contents"><draw:custom-shape text:anchor-type="paragraph" draw:z-index="32" draw:name="2 Forma libre" draw:style-name="gr7" draw:text-style-name="P53" svg:width="7.998cm" svg:height="1.999cm" svg:x="4.193cm" svg:y="0.169cm"><text:p text:style-name="P52"><text:span text:style-name="T50">Error que en prescindim.</text:span></text:p><text:p text:style-name="P52"><text:span text:style-name="T50">El problema està en el firewall.Hem de parar-lo</text:span></text:p><text:p text:style-name="P52"><text:span text:style-name="T50">o corregir regles</text:span></text:p><text:p text:style-name="P52"><text:span text:style-name="T50">(arno-iptables-firewall stop)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T2"/></text:span></text:p>
          </table:table-cell>
        </table:table-row>
      </table:table>
      <text:p text:style-name="P9"/>
      <text:p text:style-name="Standard"><draw:frame draw:style-name="fr2" draw:name="3 Cuadro de texto" text:anchor-type="paragraph" svg:x="0.208cm" svg:y="0.367cm" svg:width="0.504cm" style:rel-width="scale" svg:height="1.224cm" style:rel-height="scale" draw:z-index="31"><draw:text-box><text:p text:style-name="Normal"/><text:p text:style-name="Normal"/></draw:text-box></draw:frame><text:span text:style-name="Fuente_20_de_20_párrafo_20_predeter."><text:span text:style-name="T8"/>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debian:~# brctl showmacs eth0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4">port no<text:tab/>mac addr<text:tab/><text:tab/>is local?<text:tab/>ageing timer</text:p>
            <text:p text:style-name="Standard"><text:span text:style-name="Fuente_20_de_20_párrafo_20_predeter."><text:span text:style-name="T19"><text:s text:c="2"/>2</text:span></text:span><text:span text:style-name="Fuente_20_de_20_párrafo_20_predeter."><text:span text:style-name="T19"><text:tab/></text:span></text:span><text:span text:style-name="Fuente_20_de_20_párrafo_20_predeter."><text:span text:style-name="T15">00:16:3e:31:21:75 </text:span></text:span><text:span text:style-name="Fuente_20_de_20_párrafo_20_predeter."><text:span text:style-name="T19"><text:tab/>no</text:span></text:span><text:span text:style-name="Fuente_20_de_20_párrafo_20_predeter."><text:span text:style-name="T19"><text:tab/></text:span></text:span><text:span text:style-name="Fuente_20_de_20_párrafo_20_predeter."><text:span text:style-name="T19"><text:tab/></text:span></text:span><text:span text:style-name="Fuente_20_de_20_párrafo_20_predeter."><text:span text:style-name="T19"> 189.48 </text:span></text:span><text:span text:style-name="Fuente_20_de_20_párrafo_20_predeter."><text:span text:style-name="T19"><text:tab/>(xen01 : 192.168.1.101)</text:span></text:span></text:p>
            <text:p text:style-name="Standard"><text:span text:style-name="Fuente_20_de_20_párrafo_20_predeter."><text:span text:style-name="T19"><text:s text:c="2"/>1</text:span></text:span><text:span text:style-name="Fuente_20_de_20_párrafo_20_predeter."><text:span text:style-name="T19"><text:tab/></text:span></text:span><text:span text:style-name="Fuente_20_de_20_párrafo_20_predeter."><text:span text:style-name="T22">00:a0:c5:72:8c:d7</text:span></text:span><text:span text:style-name="Fuente_20_de_20_párrafo_20_predeter."><text:span text:style-name="T19"><text:tab/>no</text:span></text:span><text:span text:style-name="Fuente_20_de_20_párrafo_20_predeter."><text:span text:style-name="T19"><text:tab/></text:span></text:span><text:span text:style-name="Fuente_20_de_20_párrafo_20_predeter."><text:span text:style-name="T19"><text:tab/> <text:s/>15.08 </text:span></text:span><text:span text:style-name="Fuente_20_de_20_párrafo_20_predeter."><text:span text:style-name="T19"><text:tab/>(router : 192.168.1.1)</text:span></text:span></text:p>
            <text:p text:style-name="Standard"><text:span text:style-name="Fuente_20_de_20_párrafo_20_predeter."><text:span text:style-name="T19"><text:s text:c="2"/>1</text:span></text:span><text:span text:style-name="Fuente_20_de_20_párrafo_20_predeter."><text:span text:style-name="T19"><text:tab/></text:span></text:span><text:span text:style-name="Fuente_20_de_20_párrafo_20_predeter."><text:span text:style-name="T23">00:a0:c5:b3:36:d1</text:span></text:span><text:span text:style-name="Fuente_20_de_20_párrafo_20_predeter."><text:span text:style-name="T19"><text:tab/>yes</text:span></text:span><text:span text:style-name="Fuente_20_de_20_párrafo_20_predeter."><text:span text:style-name="T19"><text:tab/></text:span></text:span><text:span text:style-name="Fuente_20_de_20_párrafo_20_predeter."><text:span text:style-name="T19"><text:tab/> <text:s text:c="2"/>0.00 <text:s text:c="4"/></text:span></text:span><text:span text:style-name="Fuente_20_de_20_párrafo_20_predeter."><text:span text:style-name="T19"><text:tab/>(peth0 = bridge : eth0 )</text:span></text:span></text:p>
            <text:p text:style-name="Standard"><text:span text:style-name="Fuente_20_de_20_párrafo_20_predeter."><text:span text:style-name="T19"><text:s text:c="2"/>2</text:span></text:span><text:span text:style-name="Fuente_20_de_20_párrafo_20_predeter."><text:span text:style-name="T19"><text:tab/></text:span></text:span><text:span text:style-name="Fuente_20_de_20_párrafo_20_predeter."><text:span text:style-name="T24">fe:ff:ff:ff:ff:ff</text:span></text:span><text:span text:style-name="Fuente_20_de_20_párrafo_20_predeter."><text:span text:style-name="T19"><text:tab/></text:span></text:span><text:span text:style-name="Fuente_20_de_20_párrafo_20_predeter."><text:span text:style-name="T19"><text:tab/>yes</text:span></text:span><text:span text:style-name="Fuente_20_de_20_párrafo_20_predeter."><text:span text:style-name="T19"><text:tab/></text:span></text:span><text:span text:style-name="Fuente_20_de_20_párrafo_20_predeter."><text:span text:style-name="T19"><text:tab/> <text:s text:c="2"/>0.00 </text:span></text:span><text:span text:style-name="Fuente_20_de_20_párrafo_20_predeter."><text:span text:style-name="T19"><text:tab/></text:span></text:span></text:p>
          </table:table-cell>
        </table:table-row>
      </table:table>
      <text:p text:style-name="P16"/>
      <text:p text:style-name="P17">Brctl es per observar característiques d'un bridge en linux</text:p>
      <text:p text:style-name="P5"/>
      <text:p text:style-name="P16">debian:~#arp -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Standard"><text:span text:style-name="Fuente_20_de_20_párrafo_20_predeter."><text:span text:style-name="T28">? (</text:span></text:span><text:span text:style-name="Fuente_20_de_20_párrafo_20_predeter."><text:span text:style-name="T16">192.168.1.1</text:span></text:span><text:span text:style-name="Fuente_20_de_20_párrafo_20_predeter."><text:span text:style-name="T28">) at 00:a0:c5:72:8c:d7 [ether] on eth0</text:span></text:span></text:p>
            <text:p text:style-name="Standard"><text:span text:style-name="Fuente_20_de_20_párrafo_20_predeter."><text:span text:style-name="T28">? (</text:span></text:span><text:span text:style-name="Fuente_20_de_20_párrafo_20_predeter."><text:span text:style-name="T16">192.168.1.101</text:span></text:span><text:span text:style-name="Fuente_20_de_20_párrafo_20_predeter."><text:span text:style-name="T28">) at 00:16:3e:f9:87:5c [ether] on eth0</text:span></text:span></text:p>
          </table:table-cell>
        </table:table-row>
      </table:table>
      <text:p text:style-name="P16"/>
      <text:p text:style-name="P17"/>
      <text:p text:style-name="P17"/>
      <text:p text:style-name="P17"/>
      <text:p text:style-name="P16">debian:~#ifconfig -a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Standard"><text:span text:style-name="Fuente_20_de_20_párrafo_20_predeter."><text:span text:style-name="T16">eth0 </text:span></text:span><text:span text:style-name="Fuente_20_de_20_párrafo_20_predeter."><text:span text:style-name="T28"><text:s text:c="5"/>Link encap:Ethernet <text:s/>HWaddr </text:span></text:span><text:span text:style-name="Fuente_20_de_20_párrafo_20_predeter."><text:span text:style-name="T33">00:a0:c5:b3:36:d1 </text:span></text:span><text:span text:style-name="Fuente_20_de_20_párrafo_20_predeter."><text:span text:style-name="T28"><text:s/></text:span></text:span></text:p>
            <text:p text:style-name="Standard"><text:span text:style-name="Fuente_20_de_20_párrafo_20_predeter."><text:span text:style-name="T28"><text:s text:c="10"/>inet addr:</text:span></text:span><text:span text:style-name="Fuente_20_de_20_párrafo_20_predeter."><text:span text:style-name="T34">192.168.1.33</text:span></text:span><text:span text:style-name="Fuente_20_de_20_párrafo_20_predeter."><text:span text:style-name="T28"> <text:s/>Bcast:192.168.1.255 <text:s/>Mask:255.255.255.0</text:span></text:span></text:p>
            <text:p text:style-name="P17"><text:s text:c="10"/>inet6 addr: fe80::2a0:c5ff:feb3:36d1/64 Scope:Link</text:p>
            <text:p text:style-name="P17"><text:s text:c="10"/>UP BROADCAST RUNNING MULTICAST <text:s/>MTU:1500 <text:s/>Metric:1</text:p>
            <text:p text:style-name="P17"/>
            <text:p text:style-name="Standard"><text:span text:style-name="Fuente_20_de_20_párrafo_20_predeter."><text:span text:style-name="T16">peth0</text:span></text:span><text:span text:style-name="Fuente_20_de_20_párrafo_20_predeter."><text:span text:style-name="T28"> <text:s text:c="4"/>Link encap:Ethernet <text:s/>HWaddr </text:span></text:span><text:span text:style-name="Fuente_20_de_20_párrafo_20_predeter."><text:span text:style-name="T33">00:a0:c5:b3:36:d1 </text:span></text:span><text:span text:style-name="Fuente_20_de_20_párrafo_20_predeter."><text:span text:style-name="T28"><text:s/></text:span></text:span></text:p>
            <text:p text:style-name="P17"><text:s text:c="10"/>inet6 addr: fe80::2a0:c5ff:feb3:36d1/64 Scope:Link</text:p>
            <text:p text:style-name="P17"><text:s text:c="10"/>UP BROADCAST RUNNING PROMISC MULTICAST <text:s/>MTU:1500 <text:s/>Metric:1</text:p>
            <text:p text:style-name="P17"><text:s text:c="10"/>RX packets:33181 errors:0 dropped:0 overruns:0 frame:0</text:p>
            <text:p text:style-name="P17"><text:s text:c="10"/>TX packets:28810 errors:0 dropped:0 overruns:0 carrier:0</text:p>
            <text:p text:style-name="P17"><text:s text:c="10"/>collisions:0 txqueuelen:1000</text:p>
            <text:p text:style-name="P17"><text:s text:c="10"/>RX bytes:35151629 (33.5 MiB) <text:s/>TX bytes:3504957 (3.3 MiB)</text:p>
            <text:p text:style-name="P17"><text:s text:c="10"/>Interrupt:17 Base address:0xe000</text:p>
            <text:p text:style-name="P17"/>
            <text:p text:style-name="Standard"><text:span text:style-name="Fuente_20_de_20_párrafo_20_predeter."><text:span text:style-name="T16">vif2.0 </text:span></text:span><text:span text:style-name="Fuente_20_de_20_párrafo_20_predeter."><text:span text:style-name="T28"><text:s text:c="3"/>Link encap:Ethernet <text:s/>HWaddr fe:ff:ff:ff:ff:ff <text:s/></text:span></text:span></text:p>
            <text:p text:style-name="P17"><text:s text:c="10"/>inet6 addr: fe80::fcff:ffff:feff:ffff/64 Scope:Link</text:p>
            <text:p text:style-name="P17"><text:s text:c="10"/>UP BROADCAST RUNNING PROMISC MULTICAST <text:s/>MTU:1500</text:p>
          </table:table-cell>
        </table:table-row>
      </table:table>
      <text:p text:style-name="P16"/>
      <text:p text:style-name="P17"><text:soft-page-break/></text:p>
      <text:p text:style-name="P17"><text:s/></text:p>
      <text:p text:style-name="P17"/>
      <text:p text:style-name="P17"/>
      <text:p text:style-name="P9"/>
      <text:p text:style-name="P16">debian:~#route</text:p>
      <text:p text:style-name="P16"/>
      <table:table table:name="Taula7" table:style-name="Taula7">
        <table:table-column table:style-name="Taula7.A"/>
        <table:table-row>
          <table:table-cell table:style-name="Taula7.A1" office:value-type="string">
            <text:p text:style-name="P9">Kernel IP routing table</text:p>
            <text:p text:style-name="P9">Destination <text:s text:c="4"/>Gateway <text:s text:c="8"/>Genmask <text:s text:c="8"/>Flags Metric Ref <text:s text:c="3"/>Use Iface</text:p>
            <text:p text:style-name="P9">192.168.1.0 <text:s text:c="4"/>* <text:s text:c="14"/>255.255.255.0 <text:s text:c="2"/>U <text:s text:c="4"/>0 <text:s text:c="5"/>0 <text:s text:c="7"/>0 eth0</text:p>
            <text:p text:style-name="P9">default <text:s text:c="8"/>192.168.1.1 <text:s text:c="4"/>0.0.0.0 <text:s text:c="8"/>UG <text:s text:c="3"/>0 <text:s text:c="5"/>0 <text:s text:c="7"/>0 eth0</text:p>
          </table:table-cell>
        </table:table-row>
      </table:table>
      <text:p text:style-name="P16"/>
      <text:p text:style-name="P9"/>
      <text:p text:style-name="P9"/>
      <text:p text:style-name="P6"/>
      <text:p text:style-name="P6"/>
      <text:p text:style-name="P22">Crear VM (amb Xen)</text:p>
      <text:p text:style-name="P20"/>
      <table:table table:name="Taula8" table:style-name="Taula8">
        <table:table-column table:style-name="Taula8.A"/>
        <table:table-row>
          <table:table-cell table:style-name="Taula8.A1" office:value-type="string">
            <text:p text:style-name="P20">debian:/etc/xen# ls</text:p>
            <text:p text:style-name="P20">scripts <text:s text:c="3"/>xend-config.sxp<text:tab/> <text:s text:c="2"/>xend-pci-permissive.sxp</text:p>
            <text:p text:style-name="P20">xend-config-xenapi.sxp <text:s/>xend-pci-quirks.sxp</text:p>
          </table:table-cell>
        </table:table-row>
      </table:table>
      <text:p text:style-name="P22"/>
      <text:p text:style-name="P23">Exemple 1 : distribució lenny de Debian</text:p>
      <text:p text:style-name="P23"/>
      <text:p text:style-name="Standard"><text:span text:style-name="Fuente_20_de_20_párrafo_20_predeter."><text:span text:style-name="T28"><text:s/>xen-create-image --hostname=xen01 --size=4Gb --swap=256Mb --ip=</text:span></text:span><text:span text:style-name="Fuente_20_de_20_párrafo_20_predeter."><text:span text:style-name="T25">192.168.1.101</text:span></text:span><text:span text:style-name="Fuente_20_de_20_párrafo_20_predeter."><text:span text:style-name="T28"> --memory=256Mb --arch=</text:span></text:span><text:span text:style-name="Fuente_20_de_20_párrafo_20_predeter."><text:span text:style-name="T25">i386</text:span></text:span><text:span text:style-name="Fuente_20_de_20_párrafo_20_predeter."><text:span text:style-name="T28"> --role=</text:span></text:span><text:span text:style-name="Fuente_20_de_20_párrafo_20_predeter."><text:span text:style-name="T25">udev</text:span></text:span><text:span text:style-name="Fuente_20_de_20_párrafo_20_predeter."><text:span text:style-name="T28"> --netmask=</text:span></text:span><text:span text:style-name="Fuente_20_de_20_párrafo_20_predeter."><text:span text:style-name="T25">255.255.255.0</text:span></text:span><text:span text:style-name="Fuente_20_de_20_párrafo_20_predeter."><text:span text:style-name="T28"> --gateway=</text:span></text:span><text:span text:style-name="Fuente_20_de_20_párrafo_20_predeter."><text:span text:style-name="T25">192.168.1.1</text:span></text:span><text:span text:style-name="Fuente_20_de_20_párrafo_20_predeter."><text:span text:style-name="T28"> --dir=</text:span></text:span><text:span text:style-name="Fuente_20_de_20_párrafo_20_predeter."><text:span text:style-name="T25">/home/xen</text:span></text:span><text:span text:style-name="Fuente_20_de_20_párrafo_20_predeter."><text:span text:style-name="T28"> --dist=</text:span></text:span><text:span text:style-name="Fuente_20_de_20_párrafo_20_predeter."><text:span text:style-name="T25">lenny</text:span></text:span><text:span text:style-name="Fuente_20_de_20_párrafo_20_predeter."><text:span text:style-name="T28"> --mirror=http://ftp2.de.debian.org/debian/ --passwd --image=sparse --fs=</text:span></text:span><text:span text:style-name="Fuente_20_de_20_párrafo_20_predeter."><text:span text:style-name="T25">ext3</text:span></text:span></text:p>
      <text:p text:style-name="P17"/>
      <text:p text:style-name="P23">Exemple 2 : distribució gutsy d'Ubuntu</text:p>
      <text:p text:style-name="P23"/>
      <text:p text:style-name="Standard"><text:span text:style-name="Fuente_20_de_20_párrafo_20_predeter."><text:span text:style-name="T28"><text:s/>xen-create-image --hostname=xen02 --size=4Gb --swap=256Mb --ip=</text:span></text:span><text:span text:style-name="Fuente_20_de_20_párrafo_20_predeter."><text:span text:style-name="T3">192.168.1.102</text:span></text:span><text:span text:style-name="Fuente_20_de_20_párrafo_20_predeter."><text:span text:style-name="T28"> --memory=256Mb --arch=</text:span></text:span><text:span text:style-name="Fuente_20_de_20_párrafo_20_predeter."><text:span text:style-name="T3">i386</text:span></text:span><text:span text:style-name="Fuente_20_de_20_párrafo_20_predeter."><text:span text:style-name="T28"> --role=</text:span></text:span><text:span text:style-name="Fuente_20_de_20_párrafo_20_predeter."><text:span text:style-name="T3">udev</text:span></text:span><text:span text:style-name="Fuente_20_de_20_párrafo_20_predeter."><text:span text:style-name="T28"> --netmask=</text:span></text:span><text:span text:style-name="Fuente_20_de_20_párrafo_20_predeter."><text:span text:style-name="T3">255.255.2</text:span></text:span><text:span text:style-name="Fuente_20_de_20_párrafo_20_predeter."><text:span text:style-name="T3">55.0</text:span></text:span><text:span text:style-name="Fuente_20_de_20_párrafo_20_predeter."><text:span text:style-name="T28"> --gateway=</text:span></text:span><text:span text:style-name="Fuente_20_de_20_párrafo_20_predeter."><text:span text:style-name="T3">192.168.1.1</text:span></text:span><text:span text:style-name="Fuente_20_de_20_párrafo_20_predeter."><text:span text:style-name="T28"> --dir=</text:span></text:span><text:span text:style-name="Fuente_20_de_20_párrafo_20_predeter."><text:span text:style-name="T3">/home/xen</text:span></text:span><text:span text:style-name="Fuente_20_de_20_párrafo_20_predeter."><text:span text:style-name="T28"> --dist=</text:span></text:span><text:span text:style-name="Fuente_20_de_20_párrafo_20_predeter."><text:span text:style-name="T25">gutsy</text:span></text:span><text:span text:style-name="Fuente_20_de_20_párrafo_20_predeter."><text:span text:style-name="T25"> </text:span></text:span><text:span text:style-name="Fuente_20_de_20_párrafo_20_predeter."><text:span text:style-name="T28">--mirror=</text:span></text:span><text:span text:style-name="Fuente_20_de_20_párrafo_20_predeter."><text:span text:style-name="T3">http://old-releases.ubuntu.com/ubuntu/</text:span></text:span></text:p>
      <text:p text:style-name="Standard"><text:span text:style-name="Fuente_20_de_20_párrafo_20_predeter."><text:span text:style-name="T28"><text:s/>--passwd --image=sparse --fs=</text:span></text:span><text:span text:style-name="Fuente_20_de_20_párrafo_20_predeter."><text:span text:style-name="T25">ext3</text:span></text:span></text:p>
      <text:p text:style-name="P17"/>
      <text:p text:style-name="P17"/>
      <text:p text:style-name="P26">Els valors/paràmetres que no passem a la instrucció s'agafen del fitxer /etc/xen-tools/xen-tools.conf</text:p>
      <text:p text:style-name="P26"/>
      <text:p text:style-name="Standard"><text:span text:style-name="Fuente_20_de_20_párrafo_20_predeter."><text:span text:style-name="T35">NOTA</text:span></text:span><text:span text:style-name="Fuente_20_de_20_párrafo_20_predeter."><text:span text:style-name="T30"> : si a</text:span></text:span><text:span text:style-name="Fuente_20_de_20_párrafo_20_predeter."><text:span text:style-name="T30"> l'executar la instrucció no acaba, pot ser que tinguem muntat la imatge de disk</text:span></text:span><text:span text:style-name="Fuente_20_de_20_párrafo_20_predeter."><text:span text:style-name="T28"> (df -k : /home/xen/domains/xen01/disk.img</text:span></text:span></text:p>
      <text:p text:style-name="P17"><text:s text:c="23"/>4128448 <text:s text:c="3"/>620728 <text:s text:c="2"/>3298008 <text:s/>16% /tmp/unPcOiSfB0 )</text:p>
      <text:p text:style-name="P17"/>
      <text:p text:style-name="Standard"><text:span text:style-name="Fuente_20_de_20_párrafo_20_predeter."><text:span text:style-name="T28">llavors executar : </text:span></text:span><text:span text:style-name="Fuente_20_de_20_párrafo_20_predeter."><text:span text:style-name="T16">umount </text:span></text:span><text:span text:style-name="Fuente_20_de_20_párrafo_20_predeter."><text:span text:style-name="T16">/home/xen/domains/xen01/disk.img</text:span></text:span></text:p>
      <text:p text:style-name="P29"/>
      <text:p text:style-name="P29"/>
      <text:p text:style-name="P29"/>
      <text:p text:style-name="Standard"><text:span text:style-name="Fuente_20_de_20_párrafo_20_predeter."><text:span text:style-name="T36">NOTA</text:span></text:span><text:span text:style-name="Fuente_20_de_20_párrafo_20_predeter."><text:span text:style-name="T28"> : possibles distribucions per XEN</text:span></text:span></text:p>
      <text:p text:style-name="P17"/>
      <text:p text:style-name="P17">debian:/usr/lib/xen-tools# ls</text:p>
      <text:p text:style-name="P17">centos-4.d <text:s/>dapper.d <text:s/>etch.d<text:tab/> <text:s text:c="6"/>fedora-core-6.d<text:tab/>feisty.d <text:s/>lenny.d</text:p>
      <text:p text:style-name="P17"><text:soft-page-break/>centos-5.d <text:s/>debian.d <text:s/>fedora-core-4.d <text:s/>fedora-core-7.d<text:tab/>gentoo.d <text:s/>sarge.d</text:p>
      <text:p text:style-name="P17">common.sh <text:s text:c="2"/>edgy.d <text:s text:c="3"/>fedora-core-5.d <text:s/>fedora-core-8.d<text:tab/>gutsy.d <text:s text:c="2"/>sid.d</text:p>
      <text:p text:style-name="P29"/>
      <text:p text:style-name="P29"/>
      <text:p text:style-name="P17"/>
      <table:table table:name="Taula9" table:style-name="Taula9">
        <table:table-column table:style-name="Taula9.A"/>
        <table:table-row>
          <table:table-cell table:style-name="Taula9.A1" office:value-type="string">
            <text:p text:style-name="Standard"><text:span text:style-name="Fuente_20_de_20_párrafo_20_predeter."><text:span text:style-name="T31">debian:</text:span></text:span><text:span text:style-name="Fuente_20_de_20_párrafo_20_predeter."><text:span text:style-name="T32">/home/xen/domains/xen01</text:span></text:span><text:span text:style-name="Fuente_20_de_20_párrafo_20_predeter."><text:span text:style-name="T31"># ls -lrt</text:span></text:span></text:p>
            <text:p text:style-name="P20">total 911624</text:p>
            <text:p text:style-name="Standard"><text:span text:style-name="Fuente_20_de_20_párrafo_20_predeter."><text:span text:style-name="T31">-rw-r--r-- 1 root root <text:s/>268435456 26 oct 14:06 </text:span></text:span><text:span text:style-name="Fuente_20_de_20_párrafo_20_predeter."><text:span text:style-name="T37">swap.img</text:span></text:span></text:p>
            <text:p text:style-name="Standard"><text:span text:style-name="Fuente_20_de_20_párrafo_20_predeter."><text:span text:style-name="T31">-rw-r--r-- 1 root root 4294967296 26 oct 14:06 </text:span></text:span><text:span text:style-name="Fuente_20_de_20_párrafo_20_predeter."><text:span text:style-name="T37">disk.img</text:span></text:span></text:p>
          </table:table-cell>
        </table:table-row>
      </table:table>
      <text:p text:style-name="P17"/>
      <text:p text:style-name="P20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Standard"><text:span text:style-name="Fuente_20_de_20_párrafo_20_predeter."><text:span text:style-name="T31">debian:</text:span></text:span><text:span text:style-name="Fuente_20_de_20_párrafo_20_predeter."><text:span text:style-name="T32">/etc/xen</text:span></text:span><text:span text:style-name="Fuente_20_de_20_párrafo_20_predeter."><text:span text:style-name="T31"># ls</text:span></text:span></text:p>
            <text:p text:style-name="P20">scripts <text:s text:c="3"/>xend-config.sxp<text:tab/> <text:s text:c="2"/>xend-pci-permissive.sxp</text:p>
            <text:p text:style-name="Standard"><text:span text:style-name="Fuente_20_de_20_párrafo_20_predeter."><text:span text:style-name="T37">xen01.cfg</text:span></text:span><text:span text:style-name="Fuente_20_de_20_párrafo_20_predeter."><text:span text:style-name="T31"> <text:s/>xend-config-xenapi.sxp <text:s/>xend-pci-quirks.sxp</text:span></text:span></text:p>
          </table:table-cell>
        </table:table-row>
      </table:table>
      <text:p text:style-name="P20"/>
      <text:p text:style-name="P20"/>
      <text:p text:style-name="P17"/>
      <text:p text:style-name="P17">xm create /etc/xen/xen01.cfg</text:p>
      <text:p text:style-name="P17"/>
      <text:p text:style-name="P17">xm console xen01</text:p>
      <text:p text:style-name="P9"/>
      <text:p text:style-name="P9"/>
      <text:p text:style-name="P9"/>
      <text:p text:style-name="P9"/>
      <text:p text:style-name="P9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Standard"><text:span text:style-name="Fuente_20_de_20_párrafo_20_predeter."><text:span text:style-name="T38">Instal.lació URL</text:span></text:span><text:span text:style-name="Fuente_20_de_20_párrafo_20_predeter."><text:span text:style-name="T4"> :http://www.howtoforge.com/virtualization-with-xen-on-de</text:span></text:span><text:span text:style-name="Fuente_20_de_20_párrafo_20_predeter."><text:span text:style-name="T4">bian-lenny-amd64</text:span>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Standard"><text:span text:style-name="Fuente_20_de_20_párrafo_20_predeter."><text:span text:style-name="T38">Error a l'executar</text:span></text:span><text:span text:style-name="Fuente_20_de_20_párrafo_20_predeter."><text:span text:style-name="T17"> : <text:s/>xm create /etc/xen/xen1.example.com.cfg</text:span></text:span></text:p>
          </table:table-cell>
        </table:table-row>
        <table:table-row>
          <table:table-cell table:style-name="Taula12.A2" office:value-type="string">
            <text:p text:style-name="Standard"><text:span text:style-name="Fuente_20_de_20_párrafo_20_predeter."><text:span text:style-name="T38">URL Solució</text:span></text:span><text:span text:style-name="Fuente_20_de_20_párrafo_20_predeter."><text:span text:style-name="T17"> : http://www.howtoforge.com/forums/archive/index.php/t-40496.html</text:span></text:span></text:p>
          </table:table-cell>
        </table:table-row>
        <table:table-row>
          <table:table-cell table:style-name="Taula12.A3" office:value-type="string">
            <text:p text:style-name="Standard"><text:span text:style-name="Fuente_20_de_20_párrafo_20_predeter."><text:span text:style-name="T5">Hello,</text:span></text:span><text:span text:style-name="Fuente_20_de_20_párrafo_20_predeter."><text:span text:style-name="T5"><text:line-break/></text:span></text:span><text:span text:style-name="Fuente_20_de_20_párrafo_20_predeter."><text:span text:style-name="T5">I'm trying this (http://www.howtoforge.com/virtualization-with-xen-on-debian-lenny-amd64) tutorial, and I got it to work </text:span></text:span><text:span text:style-name="Fuente_20_de_20_párrafo_20_predeter."><text:span text:style-name="T5">once, so I tried it again, with partial success.</text:span></text:span><text:span text:style-name="Fuente_20_de_20_párrafo_20_predeter."><text:span text:style-name="T5"><text:line-break/></text:span></text:span><text:span text:style-name="Fuente_20_de_20_párrafo_20_predeter."><text:span text:style-name="T5"><text:line-break/></text:span></text:span><text:span text:style-name="Fuente_20_de_20_párrafo_20_predeter."><text:span text:style-name="T5">I successfully created the image (or so it said), but when I tried to start it, I get an error. I'm not sure what's different; below is copy/paste from my SSH terminal (but with my username@hostname changed</text:span></text:span><text:span text:style-name="Fuente_20_de_20_párrafo_20_predeter."><text:span text:style-name="T5">, and the lines I typed the commands on have been put in bold).</text:span></text:span><text:span text:style-name="Fuente_20_de_20_párrafo_20_predeter."><text:span text:style-name="T5"><text:line-break/>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xm create /etc/xen/debian-lenny.cfg </text:span></text:span><text:span text:style-name="Fuente_20_de_20_párrafo_20_predeter."><text:span text:style-name="T5"><text:line-break/></text:span></text:span><text:span text:style-name="Fuente_20_de_20_párrafo_20_predeter."><text:span text:style-name="T5">Using config file "/etc/xen/debian-lenny.cfg".</text:span></text:span><text:span text:style-name="Fuente_20_de_20_párrafo_20_predeter."><text:span text:style-name="T5"><text:line-break/></text:span></text:span><text:span text:style-name="Fuente_20_de_20_párrafo_20_predeter."><text:span text:style-name="T5">Error: Device 51714 (vbd) could not be connected.</text:span></text:span><text:span text:style-name="Fuente_20_de_20_párrafo_20_predeter."><text:span text:style-name="T5"><text:line-break/></text:span></text:span><text:span text:style-name="Fuente_20_de_20_párrafo_20_predeter."><text:span text:style-name="T18">File /home/xen/domains/debian-lenny/d</text:span></text:span><text:span text:style-name="Fuente_20_de_20_párrafo_20_predeter."><text:span text:style-name="T18">isk.img is loopback-mounted through /dev/loop0,</text:span></text:span><text:span text:style-name="Fuente_20_de_20_párrafo_20_predeter."><text:span text:style-name="T18"><text:line-break/></text:span></text:span><text:span text:style-name="Fuente_20_de_20_párrafo_20_predeter."><text:span text:style-name="T18">which is mounted in the privileged domain,</text:span></text:span><text:span text:style-name="Fuente_20_de_20_párrafo_20_predeter."><text:span text:style-name="T18"><text:line-break/></text:span></text:span><text:span text:style-name="Fuente_20_de_20_párrafo_20_predeter."><text:span text:style-name="T18">and so cannot be mounted by a guest.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xm list</text:span></text:span><text:span text:style-name="Fuente_20_de_20_párrafo_20_predeter."><text:span text:style-name="T5"><text:line-break/></text:span></text:span><text:span text:style-name="Fuente_20_de_20_párrafo_20_predeter."><text:span text:style-name="T5">Name ID Mem VCPUs State Time(s)</text:span></text:span><text:span text:style-name="Fuente_20_de_20_párrafo_20_predeter."><text:span text:style-name="T5"><text:line-break/></text:span></text:span><text:span text:style-name="Fuente_20_de_20_párrafo_20_predeter."><text:span text:style-name="T5">Domain-0 0 842 4 r----- 345.5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-s</text:span></text:span><text:span text:style-name="Fuente_20_de_20_párrafo_20_predeter."><text:span text:style-name="T5"><text:line-break/></text:span></text:span><text:span text:style-name="Fuente_20_de_20_párrafo_20_predeter."><text:span text:style-name="T5">root@server:~# </text:span></text:span><text:span text:style-name="Fuente_20_de_20_párrafo_20_predeter."><text:span text:style-name="T5">exit</text:span></text:span><text:span text:style-name="Fuente_20_de_20_párrafo_20_predeter."><text:span text:style-name="T5"><text:line-break/></text:span></text:span><text:span text:style-name="Fuente_20_de_20_párrafo_20_predeter."><text:span text:style-name="T5">exit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whoami</text:span></text:span><text:span text:style-name="Fuente_20_de_20_párrafo_20_predeter."><text:span text:style-name="T5"><text:line-break/></text:span></text:span><text:span text:style-name="Fuente_20_de_20_párrafo_20_predeter."><text:span text:style-name="T5">root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xm create /etc/xen/debian-lenny.cfg </text:span></text:span><text:span text:style-name="Fuente_20_de_20_párrafo_20_predeter."><text:span text:style-name="T5"><text:line-break/></text:span></text:span><text:span text:style-name="Fuente_20_de_20_párrafo_20_predeter."><text:span text:style-name="T5">Using config file "/etc/xen/debian-lenny.cfg".</text:span></text:span><text:span text:style-name="Fuente_20_de_20_párrafo_20_predeter."><text:span text:style-name="T5"><text:line-break/></text:span></text:span><text:soft-page-break/><text:span text:style-name="Fuente_20_de_20_párrafo_20_predeter."><text:span text:style-name="T5">Error: Device 51714 (vbd) could not be connected.</text:span></text:span><text:span text:style-name="Fuente_20_de_20_párrafo_20_predeter."><text:span text:style-name="T5"><text:line-break/></text:span></text:span><text:span text:style-name="Fuente_20_de_20_párrafo_20_predeter."><text:span text:style-name="T11">File /home/xen/domains/debian-lenny/disk.img is loopback-mou</text:span></text:span><text:span text:style-name="Fuente_20_de_20_párrafo_20_predeter."><text:span text:style-name="T11">nted through /dev/loop0,</text:span></text:span><text:span text:style-name="Fuente_20_de_20_párrafo_20_predeter."><text:span text:style-name="T11"><text:line-break/></text:span></text:span><text:span text:style-name="Fuente_20_de_20_párrafo_20_predeter."><text:span text:style-name="T11">which is mounted in the privileged domain,</text:span></text:span><text:span text:style-name="Fuente_20_de_20_párrafo_20_predeter."><text:span text:style-name="T11"><text:line-break/></text:span></text:span><text:span text:style-name="Fuente_20_de_20_párrafo_20_predeter."><text:span text:style-name="T11">and so cannot be mounted by a guest.</text:span></text:span><text:span text:style-name="Fuente_20_de_20_párrafo_20_predeter."><text:span text:style-name="T5"><text:line-break/></text:span></text:span><text:span text:style-name="Fuente_20_de_20_párrafo_20_predeter."><text:span text:style-name="T5">user@server:~$ sudo -s</text:span></text:span><text:span text:style-name="Fuente_20_de_20_párrafo_20_predeter."><text:span text:style-name="T5"><text:line-break/></text:span></text:span><text:span text:style-name="Fuente_20_de_20_párrafo_20_predeter."><text:span text:style-name="T5">root@server:~# xm create /etc/xen/debian-lenny.cfg</text:span></text:span><text:span text:style-name="Fuente_20_de_20_párrafo_20_predeter."><text:span text:style-name="T5"><text:line-break/></text:span></text:span><text:span text:style-name="Fuente_20_de_20_párrafo_20_predeter."><text:span text:style-name="T5">Using config file "/etc/xen/debian-lenny.cfg".</text:span></text:span><text:span text:style-name="Fuente_20_de_20_párrafo_20_predeter."><text:span text:style-name="T5"><text:line-break/></text:span></text:span><text:span text:style-name="Fuente_20_de_20_párrafo_20_predeter."><text:span text:style-name="T5">Error: Device 51714 (vbd) coul</text:span></text:span><text:span text:style-name="Fuente_20_de_20_párrafo_20_predeter."><text:span text:style-name="T5">d not be connected.</text:span></text:span><text:span text:style-name="Fuente_20_de_20_párrafo_20_predeter."><text:span text:style-name="T5"><text:line-break/></text:span></text:span><text:span text:style-name="Fuente_20_de_20_párrafo_20_predeter."><text:span text:style-name="T5">File /home/xen/domains/debian-lenny/disk.img is loopback-mounted through /dev/loop0,</text:span></text:span><text:span text:style-name="Fuente_20_de_20_párrafo_20_predeter."><text:span text:style-name="T5"><text:line-break/></text:span></text:span><text:span text:style-name="Fuente_20_de_20_párrafo_20_predeter."><text:span text:style-name="T5">which is mounted in the privileged domain,</text:span></text:span><text:span text:style-name="Fuente_20_de_20_párrafo_20_predeter."><text:span text:style-name="T5"><text:line-break/></text:span></text:span><text:span text:style-name="Fuente_20_de_20_párrafo_20_predeter."><text:span text:style-name="T5">and so cannot be mounted by a guest.</text:span></text:span><text:span text:style-name="Fuente_20_de_20_párrafo_20_predeter."><text:span text:style-name="T5"><text:line-break/></text:span></text:span><text:span text:style-name="Fuente_20_de_20_párrafo_20_predeter."><text:span text:style-name="T5">root@server:~# exit</text:span></text:span><text:span text:style-name="Fuente_20_de_20_párrafo_20_predeter."><text:span text:style-name="T5"><text:line-break/></text:span></text:span><text:span text:style-name="Fuente_20_de_20_párrafo_20_predeter."><text:span text:style-name="T5">exit</text:span></text:span><text:span text:style-name="Fuente_20_de_20_párrafo_20_predeter."><text:span text:style-name="T5"><text:line-break/></text:span></text:span><text:span text:style-name="Fuente_20_de_20_párrafo_20_predeter."><text:span text:style-name="T5">user@server:~$</text:span></text:span></text:p>
            <text:p text:style-name="P33"/>
            <text:p text:style-name="P34">falko</text:p>
            <text:p text:style-name="P34">29th October 2009, 22:49</text:p>
            <text:p text:style-name="P35">Is it possible that /home/xen/domains/debian-lenny/disk.img is still mounted while you're trying to start the guest? What's the output of mount?</text:p>
            <text:p text:style-name="P36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CLOUD COMPUTING AMB EUCALYPTUS</text:p>
      <text:p text:style-name="P5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8">http://open.eucalyptus.com/wiki/EucalyptusInstallationDebian_v2.0</text:p>
          </table:table-cell>
        </table:table-row>
      </table:table>
      <text:p text:style-name="P5"/>
      <text:p text:style-name="P5"/>
      <text:p text:style-name="Standard"><draw:frame draw:style-name="fr3" draw:name="Imatges1" text:anchor-type="paragraph" svg:width="14.415cm" style:rel-width="scale" svg:height="7.851cm" style:rel-height="scale" draw:z-index="36"><draw:image/></draw:frame><text:span text:style-name="Fuente_20_de_20_párrafo_20_predeter."><text:span text:style-name="T20"/></text:span></text:p>
      <text:p text:style-name="P7"><text:soft-page-break/></text:p>
      <text:p text:style-name="P18">1.- Des de la Web (AWS pagant i/o Eucalyptus en local) , baixar certificats(X509) i copiar-los a /root/.euca</text:p>
      <text:p text:style-name="Standard"><draw:custom-shape text:anchor-type="paragraph" draw:z-index="34" draw:name="5 Rectángulo" draw:style-name="gr3" draw:text-style-name="P53" svg:width="4.763cm" svg:height="1.047cm" svg:x="11.751cm" svg:y="0.318cm"><text:p text:style-name="P52"><text:span text:style-name="T49">private key file and X.509 certificate.</text:span></text:p><text:p text:style-name="P52"><text:span text:style-name="T49">Baixats de la Web AWS o Eucalyptus</text:span></text:p><draw:enhanced-geometry svg:viewBox="0 0 21600 21600" draw:type="non-primitive" draw:enhanced-path="M 0 0 L 21600 0 21600 21600 0 21600 Z N"/></draw:custom-shape><text:span text:style-name="Fuente_20_de_20_párrafo_20_predeter."><text:span text:style-name="T21"/></text:span></text:p>
      <text:p text:style-name="P18">2.- Comprovar el fitxer /root/.euca/eucarc</text:p>
      <text:p text:style-name="Standard"><draw:connector text:anchor-type="paragraph" draw:z-index="35" draw:name="6 Conector recto" draw:style-name="gr2" draw:type="line" svg:x1="12.407cm" svg:y1="0.224cm" svg:x2="10.028cm" svg:y2="2.237cm" svg:d="m7034 127-1349 1141"><text:p/></draw:connector><text:span text:style-name="Fuente_20_de_20_párrafo_20_predeter."><text:span text:style-name="T29"/></text:span></text:p>
      <text:p text:style-name="P17">EUCA_KEY_DIR=$(dirname $(readlink -f ${BASH_SOURCE}))</text:p>
      <text:p text:style-name="Standard"><text:span text:style-name="Fuente_20_de_20_párrafo_20_predeter."><text:span text:style-name="T28">export S3_URL=http://</text:span></text:span><text:span text:style-name="Fuente_20_de_20_párrafo_20_predeter."><text:span text:style-name="T25">localhost</text:span></text:span><text:span text:style-name="Fuente_20_de_20_párrafo_20_predeter."><text:span text:style-name="T28">:8773/services/Walrus</text:span></text:span></text:p>
      <text:p text:style-name="Standard"><text:span text:style-name="Fuente_20_de_20_párrafo_20_predeter."><text:span text:style-name="T28">export EC2_URL=http://</text:span></text:span><text:span text:style-name="Fuente_20_de_20_párrafo_20_predeter."><text:span text:style-name="T25">localhost</text:span></text:span><text:span text:style-name="Fuente_20_de_20_párrafo_20_predeter."><text:span text:style-name="T28">:8773/services/Eucalyptus</text:span></text:span></text:p>
      <text:p text:style-name="Standard"><text:span text:style-name="Fuente_20_de_20_párrafo_20_predeter."><text:span text:style-name="T28">export EC2_PRIVATE_KEY=${EUCA</text:span></text:span><text:span text:style-name="Fuente_20_de_20_párrafo_20_predeter."><text:span text:style-name="T28">_KEY_DIR}/</text:span></text:span><text:span text:style-name="Fuente_20_de_20_párrafo_20_predeter."><text:span text:style-name="T16">euca2-admin-7cb89e45-pk.pem</text:span></text:span></text:p>
      <text:p text:style-name="Standard"><text:span text:style-name="Fuente_20_de_20_párrafo_20_predeter."><text:span text:style-name="T28">export EC2_CERT=${EUCA_KEY_DIR}/</text:span></text:span><text:span text:style-name="Fuente_20_de_20_párrafo_20_predeter."><text:span text:style-name="T16">euca2-admin-7cb89e45-cert.pem</text:span></text:span></text:p>
      <text:p text:style-name="P29"/>
      <text:p text:style-name="P17">export EUCALYPTUS_CERT=${EUCA_KEY_DIR}/cloud-cert.pem</text:p>
      <text:p text:style-name="P17">export EC2_ACCESS_KEY='ISMvKXpXpadDiUoOSoAfww'</text:p>
      <text:p text:style-name="P17">export EC2_SECRET_KEY='R3t-hQDzvmxexrFv4kCTC1VuoLcURirBDXVllg'</text:p>
      <text:p text:style-name="P17">export EC2_USER_ID='000100729354'</text:p>
      <text:p text:style-name="P17"/>
      <text:p text:style-name="P17">alias ec2-bundle-image="ec2-bundle-image --cert ${EC2_CERT} --privatekey ${EC2_PRIVATE_KEY} --user 000100729354 --ec2cert ${EUCALYPTUS_CERT}"</text:p>
      <text:p text:style-name="P17">alias ec2-upload-bundle="ec2-upload-bundle -a ${EC2_ACCESS_KEY} -s ${EC2_SECRET_KEY} --url ${S3_URL} --ec2cert ${EUCALYPTUS_CERT}"</text:p>
      <text:p text:style-name="P8"/>
      <text:p text:style-name="P8"/>
      <text:p text:style-name="P8"/>
      <text:p text:style-name="P8"/>
      <text:p text:style-name="P17">3.- /root/.bashrc hem posat els exports per poder executar els comandos</text:p>
      <text:p text:style-name="P8"/>
      <text:p text:style-name="P8"/>
      <text:p text:style-name="P8">Esborrar un a imatge ?</text:p>
      <text:p text:style-name="P18">ec2-delete-bundle -a $EC2_ACCESS_KEY -s $EC2_SECRET_KEY --url $S3_URL -b image1-bucket --p /vmlinuz-2.6.26-2-xen-686</text:p>
      <text:p text:style-name="P17"/>
      <text:p text:style-name="P17">cd /root/.euca</text:p>
      <text:p text:style-name="P17">source eucarc</text:p>
      <text:p text:style-name="P17"/>
      <text:p text:style-name="P17"/>
      <text:p text:style-name="P17"/>
      <text:p text:style-name="P17"/>
      <text:p text:style-name="P30">Configuració AMAZON EC2 TOOLS</text:p>
      <text:p text:style-name="P17"/>
      <table:table table:name="Taula14" table:style-name="Taula14">
        <table:table-column table:style-name="Taula14.A"/>
        <table:table-column table:style-name="Taula14.B"/>
        <text:soft-page-break/>
        <table:table-row>
          <table:table-cell table:style-name="Taula14.A1" office:value-type="string">
            <text:p text:style-name="P39"/>
          </table:table-cell>
          <table:table-cell table:style-name="Taula14.A1" office:value-type="string">
            <text:p text:style-name="Table_20_Contents">Eucalyptus has Amazon EC2 compatible API, so it's possible to use Amazon EC2 tools.</text:p>
          </table:table-cell>
        </table:table-row>
        <table:table-row>
          <table:table-cell table:style-name="Taula14.A1" office:value-type="string">
            <text:p text:style-name="Table_20_Contents"/>
          </table:table-cell>
          <table:table-cell table:style-name="Taula14.A1" office:value-type="string">
            <text:p text:style-name="Table_20_Contents">Install Amazon EC2 tools</text:p>
            <text:p text:style-name="Table_20_Contents"/>
          </table:table-cell>
        </table:table-row>
      </table:table>
      <text:p text:style-name="P32"/>
      <table:table table:name="Taula15" table:style-name="Taula15">
        <table:table-column table:style-name="Taula15.A"/>
        <table:table-row>
          <table:table-cell table:style-name="Taula15.A1" office:value-type="string"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]# </text:span></text:span><text:a xlink:type="simple" xlink:href="http://www.server-world.info/en/command/html/cd.html" office:target-frame-name="_top" xlink:show="replace"><text:span text:style-name="Fuente_20_de_20_párrafo_20_predeter."><text:span text:style-name="T39">cd</text:span></text:span></text:a><text:span text:style-name="Fuente_20_de_20_párrafo_20_predeter."><text:span text:style-name="T27"> /discNFS</text:span></text:span></text:p>
            <text:p text:style-name="Table_20_Contents"><text:line-break/><text:span text:style-name="Fuente_20_de_20_párrafo_20_predeter."><text:span text:style-name="T27">[debian discNFS]# </text:span></text:span><text:a xlink:type="simple" xlink:href="http://www.server-world.info/en/command/html/wget.html" office:target-frame-name="_top" xlink:show="replace"><text:span text:style-name="Fuente_20_de_20_párrafo_20_predeter."><text:span text:style-name="T39">wget</text:span></text:span></text:a><text:span text:style-name="Fuente_20_de_20_párrafo_20_predeter."><text:span text:style-name="T27"> http://s3.amazonaws.com/ec2-downloads/ec2-api-tools-1.3-30349.zip http://s3.amazonaws.com/ec2-downloads/ec2-ami-tools-1.3-26357.zip</text:span></text:span></text:p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 discNFS]#</text:span></text:span><text:span text:style-name="Fuente_20_de_20_párrafo_20_predeter."><text:span text:style-name="T27"> </text:span></text:span><text:a xlink:type="simple" xlink:href="http://www.server-world.info/en/command/html/wget.html" office:target-frame-name="_top" xlink:show="replace"><text:span text:style-name="Fuente_20_de_20_párrafo_20_predeter."><text:span text:style-name="T39">unzip</text:span></text:span></text:a><text:span text:style-name="Fuente_20_de_20_párrafo_20_predeter."><text:span text:style-name="T27"> ec2-ami-tools-1.3-26357.zip</text:span></text:span></text:p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 discNFS]# </text:span></text:span><text:a xlink:type="simple" xlink:href="http://www.server-world.info/en/command/html/wget.html" office:target-frame-name="_top" xlink:show="replace"><text:span text:style-name="Fuente_20_de_20_párrafo_20_predeter."><text:span text:style-name="T39">unzip</text:span></text:span></text:a><text:span text:style-name="Fuente_20_de_20_párrafo_20_predeter."><text:span text:style-name="T27"> ec2-api-tools-1.3-30349.zip</text:span></text:span></text:p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 discNFS]# </text:span></text:span><text:a xlink:type="simple" xlink:href="http://www.server-world.info/en/command/html/rm.html" office:target-frame-name="_top" xlink:show="replace"><text:span text:style-name="Fuente_20_de_20_párrafo_20_predeter."><text:span text:style-name="T39">rm</text:span></text:span></text:a><text:span text:style-name="Fuente_20_de_20_párrafo_20_predeter."><text:span text:style-name="T27"> -f ec2-ami-tools-1.3-26357.zip</text:span></text:span></text:p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 discNFS]# </text:span></text:span><text:a xlink:type="simple" xlink:href="http://www.server-world.info/en/command/html/rm.html" office:target-frame-name="_top" xlink:show="replace"><text:span text:style-name="Fuente_20_de_20_párrafo_20_predeter."><text:span text:style-name="T39">rm</text:span></text:span></text:a><text:span text:style-name="Fuente_20_de_20_párrafo_20_predeter."><text:span text:style-name="T27"> -f ec2-api-tools-1.3-30349.zip</text:span></text:span></text:p>
            <text:p text:style-name="Table_20_Contents"><text:span text:style-name="Fuente_20_de_20_párrafo_20_predeter."><text:span text:style-name="T27"><text:line-break/></text:span></text:span><text:span text:style-name="Fuente_20_de_20_párrafo_20_predeter."><text:span text:style-name="T27">[debian discNFS]# </text:span></text:span><text:a xlink:type="simple" xlink:href="http://www.server-world.info/en/command/html/vi.html" office:target-frame-name="_top" xlink:show="replace"><text:span text:style-name="Fuente_20_de_20_párrafo_20_predeter."><text:span text:style-name="T39">vi</text:span></text:span></text:a><text:span text:style-name="Fuente_20_de_20_párrafo_20_predeter."><text:span text:style-name="T27"> ~/.bashrc</text:span></text:span></text:p>
            <text:p text:style-name="P40"/>
            <text:p text:style-name="P42"># add at the bottom</text:p>
            <text:p text:style-name="P41">export EC2_HOME=/discNFS/ec2-api-tools-1.3-30349<text:line-break/>export EC2_AMITOOL_HOME=/discNFS/ec2-ami-tools-1.3-26357<text:line-break/>export PATH=$PATH:$EC2_HOME/bin:$EC2_AMITOOL_HOME/bin<text:line-break/>export JAVA_HOME=/discNFS/jdk1.6.0_21</text:p>
            <text:p text:style-name="Table_20_Contents"><text:line-break/><text:line-break/>[debian discNFS]# <text:a xlink:type="simple" xlink:href="http://www.server-world.info/en/command/html/source.html" office:target-frame-name="_top" xlink:show="replace"><text:span text:style-name="Fuente_20_de_20_párrafo_20_predeter."><text:span text:style-name="T39">source</text:span></text:span></text:a><text:span text:style-name="Fuente_20_de_20_párrafo_20_predeter."><text:span text:style-name="T27"> .bashrc</text:span>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<draw:custom-shape text:anchor-type="paragraph" draw:z-index="18" draw:name="7 Rectángulo" draw:style-name="gr3" draw:text-style-name="P53" svg:width="3.731cm" svg:height="1.548cm" svg:x="11.058cm" svg:y="0.183cm"><text:p text:style-name="P52"><text:span text:style-name="T49">SO de la imatge que volem</text:span></text:p><text:p text:style-name="P52"><text:span text:style-name="T49">registrar en Eucalyptus</text:span></text:p><draw:enhanced-geometry svg:viewBox="0 0 21600 21600" draw:type="non-primitive" draw:enhanced-path="M 0 0 L 21600 0 21600 21600 0 21600 Z N"/></draw:custom-shape><text:span text:style-name="Fuente_20_de_20_párrafo_20_predeter."><text:span text:style-name="T28"/></text:span></text:p>
      <text:p text:style-name="P17"/>
      <text:p text:style-name="P24"/>
      <text:p text:style-name="Standard"><draw:connector text:anchor-type="paragraph" draw:z-index="19" draw:name="8 Conector recto" draw:style-name="gr2" draw:type="line" svg:x1="12.294cm" svg:y1="0.108cm" svg:x2="12.171cm" svg:y2="2.353cm" svg:d="m6970 61-70 1273"><text:p/></draw:connector><text:span text:style-name="Fuente_20_de_20_párrafo_20_predeter."><text:span text:style-name="T10">Inicialment hem de registrar a Eucalyptus la</text:span></text:span><text:span text:style-name="Fuente_20_de_20_párrafo_20_predeter."><text:span text:style-name="T10"> imatge del kernel/ramdisk de la VM creada amb Xen</text:span></text:span><text:span text:style-name="Fuente_20_de_20_párrafo_20_predeter."><text:span text:style-name="T28">.Per saber quina imatge és, dins la VM executem : uname -r.</text:span></text:span></text:p>
      <text:p text:style-name="P17">En el nostre cas es 2.2.26-2-xen-686</text:p>
      <text:p text:style-name="P17"/>
      <text:p text:style-name="P17">Podem tenir varies VM creades amb Xen que contenen la mateixa imatge (kernel/ramdisk), llavors això servirà per totes elles.NOMES S'HA DE FER UNA VEGADA !!!!</text:p>
      <text:p text:style-name="P23"/>
      <text:p text:style-name="P22">###### Kernel:</text:p>
      <text:p text:style-name="P23"/>
      <text:list xml:id="list38251035" text:style-name="L1">
        <text:list-item>
          <text:p text:style-name="P48"><text:span text:style-name="Fuente_20_de_20_párrafo_20_predeter."><text:span text:style-name="T28">ec2-bundle-image --cert ${EC2_CERT} --privatekey ${EC2_PRIVATE_KEY} --user 000100729354 --ec2cert ${EUCALYPTUS_CERT} -i /boot/</text:span></text:span><text:span text:style-name="Fuente_20_de_20_párrafo_20_predeter."><text:span text:style-name="T25">vmlinuz</text:span></text:span><text:span text:style-name="Fuente_20_de_20_párrafo_20_predeter."><text:span text:style-name="T28">-2.6.26-2-xen-686 --</text:span></text:span><text:span text:style-name="Fuente_20_de_20_párrafo_20_predeter."><text:span text:style-name="T25">kernel</text:span></text:span><text:span text:style-name="Fuente_20_de_20_párrafo_20_predeter."><text:span text:style-name="T28"> true</text:span></text:span></text:p>
        </text:list-item>
      </text:list>
      <text:p text:style-name="P23"><text:soft-page-break/></text:p>
      <text:list xml:id="list38510597" text:continue-numbering="true" text:style-name="L1">
        <text:list-item>
          <text:p text:style-name="P48"><text:span text:style-name="Fuente_20_de_20_párrafo_20_predeter."><text:span text:style-name="T28">ec2-upload-bundle -a ${</text:span></text:span><text:span text:style-name="Fuente_20_de_20_párrafo_20_predeter."><text:span text:style-name="T28">EC2_ACCESS_KEY} -s ${EC2_SECRET_KEY} --url ${S3_URL} --ec2cert ${EUCALYPTUS_CERT}</text:span></text:span><text:span text:style-name="Fuente_20_de_20_párrafo_20_predeter."><text:span text:style-name="T43"> </text:span></text:span><text:span text:style-name="Fuente_20_de_20_párrafo_20_predeter."><text:span text:style-name="T28">-b </text:span></text:span><text:span text:style-name="Fuente_20_de_20_párrafo_20_predeter."><text:span text:style-name="T25">kernel</text:span></text:span><text:span text:style-name="Fuente_20_de_20_párrafo_20_predeter."><text:span text:style-name="T28">-bucket -m /tmp/</text:span></text:span><text:span text:style-name="Fuente_20_de_20_párrafo_20_predeter."><text:span text:style-name="T25">vmlinuz</text:span></text:span><text:span text:style-name="Fuente_20_de_20_párrafo_20_predeter."><text:span text:style-name="T28">-2.6.26-2-xen-686.manifest.xml</text:span></text:span></text:p>
        </text:list-item>
      </text:list>
      <text:p text:style-name="P17"/>
      <text:list xml:id="list38512039" text:continue-numbering="true" text:style-name="L1">
        <text:list-item>
          <text:p text:style-name="P48"><text:span text:style-name="Fuente_20_de_20_párrafo_20_predeter."><text:span text:style-name="T28"><text:s/>ec2-register </text:span></text:span><text:span text:style-name="Fuente_20_de_20_párrafo_20_predeter."><text:span text:style-name="T25">kernel</text:span></text:span><text:span text:style-name="Fuente_20_de_20_párrafo_20_predeter."><text:span text:style-name="T28">-bucket/</text:span></text:span><text:span text:style-name="Fuente_20_de_20_párrafo_20_predeter."><text:span text:style-name="T25">vmlinuz</text:span></text:span><text:span text:style-name="Fuente_20_de_20_párrafo_20_predeter."><text:span text:style-name="T28">-2.6.26-2-xen-686.manifest.xml</text:span></text:span></text:p>
        </text:list-item>
      </text:list>
      <text:p text:style-name="P18"><text:s/></text:p>
      <text:p text:style-name="P27">IMAGE<text:tab/>eki-C5DA1430</text:p>
      <text:p text:style-name="Standard"><draw:custom-shape text:anchor-type="paragraph" draw:z-index="37" draw:name="9 Rectángulo" draw:style-name="gr3" draw:text-style-name="P53" svg:width="4.659cm" svg:height="1.505cm" svg:x="9.758cm" svg:y="0.101cm"><text:p text:style-name="P52"/><text:p text:style-name="P52"><text:span text:style-name="T49">/var/lib/eucalyptus/bukkits</text:span></text:p><text:p text:style-name="P52"><text:span text:style-name="T49"><text:s/></text:span><text:span text:style-name="T49">kernel-bucket</text:span></text:p><text:p text:style-name="P52"><text:span text:style-name="T49"><text:s/></text:span><text:span text:style-name="T49">ramdisk-bucket</text:span></text:p><text:p text:style-name="P52"><text:span text:style-name="T49"><text:s/></text:span><text:span text:style-name="T49">image1-bucket</text:span></text:p><text:p text:style-name="P54"/><draw:enhanced-geometry svg:viewBox="0 0 21600 21600" draw:type="non-primitive" draw:enhanced-path="M 0 0 L 21600 0 21600 21600 0 21600 Z N"/></draw:custom-shape><text:span text:style-name="Fuente_20_de_20_párrafo_20_predeter."><text:span text:style-name="T29"/></text:span></text:p>
      <text:p text:style-name="Standard"><draw:connector text:anchor-type="paragraph" draw:z-index="12" draw:name="10 Conector recto" draw:style-name="gr2" draw:type="line" svg:x1="10.296cm" svg:y1="0.333cm" svg:x2="5.368cm" svg:y2="4.745cm" svg:d="m5837 189-2794 2501"><text:p/></draw:connector><text:span text:style-name="Fuente_20_de_20_párrafo_20_predeter."><text:span text:style-name="T29"/></text:span></text:p>
      <text:p text:style-name="P22">##### RAMdisk:</text:p>
      <text:p text:style-name="Standard"><draw:connector text:anchor-type="paragraph" draw:z-index="13" draw:name="11 Conector recto" draw:style-name="gr2" draw:type="line" svg:x1="11.7cm" svg:y1="0.03cm" svg:x2="9.409cm" svg:y2="9.204cm" svg:d="m6633 17-1299 5201"><text:p/></draw:connector><text:span text:style-name="Fuente_20_de_20_párrafo_20_predeter."><text:span text:style-name="T29"/></text:span></text:p>
      <text:list xml:id="list38258916" text:style-name="L2">
        <text:list-item>
          <text:p text:style-name="P49"><text:span text:style-name="Fuente_20_de_20_párrafo_20_predeter."><text:span text:style-name="T28"><text:s/>ec2-bundle-image --cert ${EC2_CERT} --privatekey ${EC2_PRIVATE_KEY} --user 000100729354 --ec2cert ${EUCALYPTUS_CERT} -i /boot/</text:span></text:span><text:span text:style-name="Fuente_20_de_20_párrafo_20_predeter."><text:span text:style-name="T25">initrd.img</text:span></text:span><text:span text:style-name="Fuente_20_de_20_párrafo_20_predeter."><text:span text:style-name="T28">-2.6.26-2-xen-686</text:span></text:span><text:span text:style-name="Fuente_20_de_20_párrafo_20_predeter."><text:span text:style-name="T28"> --</text:span></text:span><text:span text:style-name="Fuente_20_de_20_párrafo_20_predeter."><text:span text:style-name="T25">ramdisk</text:span></text:span><text:span text:style-name="Fuente_20_de_20_párrafo_20_predeter."><text:span text:style-name="T28"> true</text:span></text:span></text:p>
        </text:list-item>
      </text:list>
      <text:p text:style-name="P17"/>
      <text:list xml:id="list38502000" text:continue-numbering="true" text:style-name="L2">
        <text:list-item>
          <text:p text:style-name="P49"><text:span text:style-name="Fuente_20_de_20_párrafo_20_predeter."><text:span text:style-name="T28"><text:s/>ec2-upload-bundle -a ${EC2_ACCESS_KEY} -s ${EC2_SECRET_KEY} --url ${S3_URL} --ec2cert ${EUCALYPTUS_CERT}</text:span></text:span><text:span text:style-name="Fuente_20_de_20_párrafo_20_predeter."><text:span text:style-name="T43"> </text:span></text:span><text:span text:style-name="Fuente_20_de_20_párrafo_20_predeter."><text:span text:style-name="T28">-b </text:span></text:span><text:span text:style-name="Fuente_20_de_20_párrafo_20_predeter."><text:span text:style-name="T25">ramdisk</text:span></text:span><text:span text:style-name="Fuente_20_de_20_párrafo_20_predeter."><text:span text:style-name="T28">-bucket -m /tmp/</text:span></text:span><text:span text:style-name="Fuente_20_de_20_párrafo_20_predeter."><text:span text:style-name="T25">initrd.img</text:span></text:span><text:span text:style-name="Fuente_20_de_20_párrafo_20_predeter."><text:span text:style-name="T28">-2.6.26-2-xen-686.manifest.xml</text:span></text:span></text:p>
        </text:list-item>
      </text:list>
      <text:p text:style-name="P17"/>
      <text:list xml:id="list38500043" text:continue-numbering="true" text:style-name="L2">
        <text:list-item>
          <text:p text:style-name="P49"><text:span text:style-name="Fuente_20_de_20_párrafo_20_predeter."><text:span text:style-name="T28">ec2-register </text:span></text:span><text:span text:style-name="Fuente_20_de_20_párrafo_20_predeter."><text:span text:style-name="T25">ramdisk</text:span></text:span><text:span text:style-name="Fuente_20_de_20_párrafo_20_predeter."><text:span text:style-name="T28">-bucket/</text:span></text:span><text:span text:style-name="Fuente_20_de_20_párrafo_20_predeter."><text:span text:style-name="T25">initrd.img</text:span></text:span><text:span text:style-name="Fuente_20_de_20_párrafo_20_predeter."><text:span text:style-name="T28">-2.6.26-2-xen-686.manifest.</text:span></text:span><text:span text:style-name="Fuente_20_de_20_párrafo_20_predeter."><text:span text:style-name="T28">xml</text:span></text:span></text:p>
        </text:list-item>
      </text:list>
      <text:p text:style-name="P27"/>
      <text:p text:style-name="P27">IMAGE<text:tab/> eri-21D61572</text:p>
      <text:p text:style-name="P25"/>
      <text:p text:style-name="P25"/>
      <text:p text:style-name="P22">##### disk /swap de la VM (creada amb XEN) :</text:p>
      <text:p text:style-name="P22"/>
      <text:list xml:id="list38236247" text:style-name="L3">
        <text:list-item>
          <text:p text:style-name="P50"><text:span text:style-name="Fuente_20_de_20_párrafo_20_predeter."><text:span text:style-name="T28"><text:s/>ec2-bundle-image --cert ${EC2_CERT} --privatekey ${EC2_PRIVATE_KEY} --user 000100729354 --ec2cert ${EUCALYPTUS_CERT} -i </text:span></text:span><text:span text:style-name="Fuente_20_de_20_párrafo_20_predeter."><text:span text:style-name="T25">/home/xen/domains/xen01/disk.img</text:span></text:span><text:span text:style-name="Fuente_20_de_20_párrafo_20_predeter."><text:span text:style-name="T28"> </text:span></text:span><text:span text:style-name="Fuente_20_de_20_párrafo_20_predeter."><text:span text:style-name="T25">--kernel eki-C5DA1430 --ramdisk eri-21D61572</text:span></text:span></text:p>
        </text:list-item>
      </text:list>
      <text:p text:style-name="P31"/>
      <text:list xml:id="list38504104" text:continue-numbering="true" text:style-name="L3">
        <text:list-item>
          <text:p text:style-name="P50"><text:span text:style-name="Fuente_20_de_20_párrafo_20_predeter."><text:span text:style-name="T28"><text:s/>ec2-upload-bundle -a ${EC2_ACCESS_KEY} -s ${EC2_SECRET_KEY} --url ${S3_URL} --ec2cert ${EUCALYPTUS_CERT} -b </text:span></text:span><text:span text:style-name="Fuente_20_de_20_párrafo_20_predeter."><text:span text:style-name="T25">image1</text:span></text:span><text:span text:style-name="Fuente_20_de_20_párrafo_20_predeter."><text:span text:style-name="T28">-bucket -m /tmp/</text:span></text:span><text:span text:style-name="Fuente_20_de_20_párrafo_20_predeter."><text:span text:style-name="T25">disk.img</text:span></text:span><text:span text:style-name="Fuente_20_de_20_párrafo_20_predeter."><text:span text:style-name="T28">.manifest.xml</text:span></text:span></text:p>
        </text:list-item>
      </text:list>
      <text:p text:style-name="P17"/>
      <text:list xml:id="list38513021" text:continue-numbering="true" text:style-name="L3">
        <text:list-item>
          <text:p text:style-name="P50"><text:span text:style-name="Fuente_20_de_20_párrafo_20_predeter."><text:span text:style-name="T28"><text:s/>ec2-register </text:span></text:span><text:span text:style-name="Fuente_20_de_20_párrafo_20_predeter."><text:span text:style-name="T25">image1</text:span></text:span><text:span text:style-name="Fuente_20_de_20_párrafo_20_predeter."><text:span text:style-name="T28">-bucket/disk.img.manifest.xml</text:span></text:span></text:p>
        </text:list-item>
      </text:list>
      <text:p text:style-name="P17"/>
      <text:p text:style-name="P27">IMAGE<text:tab/>emi-A6810FC3</text:p>
      <text:p text:style-name="P27"/>
      <text:p text:style-name="P27"/>
      <text:p text:style-name="P17"/>
      <text:p text:style-name="P17">Mediante los comandos consultores de la API EC2 podemos comprobar por consola las</text:p>
      <text:p text:style-name="Standard"><text:span text:style-name="Fuente_20_de_20_párrafo_20_predeter."><text:span text:style-name="T10">imágenes que quedan registradas en Walrus</text:span></text:span><text:span text:style-name="Fuente_20_de_20_párrafo_20_predeter."><text:span text:style-name="T28">, detallando qué arquitectura poseen y el</text:span></text:span></text:p>
      <text:p text:style-name="P17">kernel+ramdisk respectivo:</text:p>
      <text:p text:style-name="P27"/>
      <text:p text:style-name="Standard"><text:span text:style-name="Fuente_20_de_20_párrafo_20_predeter."><text:span text:style-name="T31">debian:~/.euca# </text:span></text:span><text:span text:style-name="Fuente_20_de_20_párrafo_20_predeter."><text:span text:style-name="T32">ec2-describe-images</text:span></text:span></text:p>
      <text:p text:style-name="P21"/>
      <text:p text:style-name="Standard"><text:span text:style-name="Fuente_20_de_20_párrafo_20_predeter."><text:span text:style-name="T31">IMAGE</text:span></text:span><text:span text:style-name="Fuente_20_de_20_párrafo_20_predeter."><text:span text:style-name="T31"><text:tab/>emi-</text:span></text:span><text:span text:style-name="Fuente_20_de_20_párrafo_20_predeter."><text:span text:style-name="T26">A6810FC3</text:span></text:span><text:span text:style-name="Fuente_20_de_20_párrafo_20_predeter."><text:span text:style-name="T31"><text:tab/>image1-bucket/disk.img.manifest.xml</text:span></text:span><text:span text:style-name="Fuente_20_de_20_párrafo_20_predeter."><text:span text:style-name="T31"><text:tab/>admin</text:span></text:span><text:span text:style-name="Fuente_20_de_20_párrafo_20_predeter."><text:span text:style-name="T31"><text:tab/>available</text:span></text:span><text:span text:style-name="Fuente_20_de_20_párrafo_20_predeter."><text:span text:style-name="T31"><text:tab/>public</text:span></text:span><text:span text:style-name="Fuente_20_de_20_párrafo_20_predeter."><text:span text:style-name="T31"><text:tab/></text:span></text:span><text:span text:style-name="Fuente_20_de_20_párrafo_20_predeter."><text:span text:style-name="T31"><text:tab/>i386</text:span></text:span><text:span text:style-name="Fuente_20_de_20_párrafo_20_predeter."><text:span text:style-name="T31"><text:tab/>machine</text:span></text:span><text:span text:style-name="Fuente_20_de_20_párrafo_20_predeter."><text:span text:style-name="T31"><text:tab/>eki-C5DA1430</text:span></text:span><text:span text:style-name="Fuente_20_de_20_párrafo_20_predeter."><text:span text:style-name="T31"><text:tab/>eri-21D61572</text:span></text:span></text:p>
      <text:p text:style-name="P20"><text:tab/></text:p>
      <text:p text:style-name="Standard"><text:span text:style-name="Fuente_20_de_20_párrafo_20_predeter."><text:span text:style-name="T31">IMAGE</text:span></text:span><text:span text:style-name="Fuente_20_de_20_párrafo_20_predeter."><text:span text:style-name="T31"><text:tab/>eki-</text:span></text:span><text:span text:style-name="Fuente_20_de_20_párrafo_20_predeter."><text:span text:style-name="T26">C5DA1430</text:span></text:span><text:span text:style-name="Fuente_20_de_20_párrafo_20_predeter."><text:span text:style-name="T31"><text:tab/>kernel-bucket/vmlinuz-2.6.26-2-xen-686.manifest.xml</text:span></text:span><text:span text:style-name="Fuente_20_de_20_párrafo_20_predeter."><text:span text:style-name="T31"><text:tab/>admin</text:span></text:span><text:span text:style-name="Fuente_20_de_20_párrafo_20_predeter."><text:span text:style-name="T31"><text:tab/>available</text:span></text:span><text:span text:style-name="Fuente_20_de_20_párrafo_20_predeter."><text:span text:style-name="T31"><text:tab/>public</text:span></text:span><text:span text:style-name="Fuente_20_de_20_párrafo_20_predeter."><text:span text:style-name="T31"><text:tab/></text:span></text:span><text:span text:style-name="Fuente_20_de_20_párrafo_20_predeter."><text:span text:style-name="T31"><text:tab/>i386</text:span></text:span><text:span text:style-name="Fuente_20_de_20_párrafo_20_predeter."><text:span text:style-name="T31"><text:tab/>kernel</text:span></text:span><text:span text:style-name="Fuente_20_de_20_párrafo_20_predeter."><text:span text:style-name="T31"><text:tab/></text:span></text:span><text:span text:style-name="Fuente_20_de_20_párrafo_20_predeter."><text:span text:style-name="T31"><text:tab/></text:span></text:span><text:span text:style-name="Fuente_20_de_20_párrafo_20_predeter."><text:span text:style-name="T31"><text:tab/></text:span></text:span></text:p>
      <text:p text:style-name="P20"/>
      <text:p text:style-name="Standard"><text:span text:style-name="Fuente_20_de_20_párrafo_20_predeter."><text:span text:style-name="T31">IMAGE</text:span></text:span><text:span text:style-name="Fuente_20_de_20_párrafo_20_predeter."><text:span text:style-name="T31"><text:tab/>eri-</text:span></text:span><text:span text:style-name="Fuente_20_de_20_párrafo_20_predeter."><text:span text:style-name="T26">21D61572</text:span></text:span><text:span text:style-name="Fuente_20_de_20_párrafo_20_predeter."><text:span text:style-name="T31"><text:tab/>ramd</text:span></text:span><text:span text:style-name="Fuente_20_de_20_párrafo_20_predeter."><text:span text:style-name="T31">isk-bucket/initrd.img-2.6.26-2-xen-686.manifest.xmladmin</text:span></text:span><text:span text:style-name="Fuente_20_de_20_párrafo_20_predeter."><text:span text:style-name="T31"><text:tab/>available</text:span></text:span><text:span text:style-name="Fuente_20_de_20_párrafo_20_predeter."><text:span text:style-name="T31"><text:tab/>public</text:span></text:span><text:span text:style-name="Fuente_20_de_20_párrafo_20_predeter."><text:span text:style-name="T31"><text:tab/></text:span></text:span><text:span text:style-name="Fuente_20_de_20_párrafo_20_predeter."><text:span text:style-name="T31"><text:tab/>i386</text:span></text:span><text:span text:style-name="Fuente_20_de_20_párrafo_20_predeter."><text:span text:style-name="T31"><text:tab/>ramdisk</text:span></text:span><text:span text:style-name="Fuente_20_de_20_párrafo_20_predeter."><text:span text:style-name="T31"><text:tab/></text:span></text:span><text:span text:style-name="Fuente_20_de_20_párrafo_20_predeter."><text:span text:style-name="T45"><text:tab/></text:span></text:span></text:p>
      <text:p text:style-name="P27"/>
      <text:p text:style-name="P27"/>
      <text:p text:style-name="P27"/>
      <text:p text:style-name="P27"/>
      <text:p text:style-name="Standard"><draw:custom-shape text:anchor-type="paragraph" draw:z-index="14" draw:name="12 Rectángulo" draw:style-name="gr3" draw:text-style-name="P53" svg:width="3.029cm" svg:height="1.133cm" svg:x="8.049cm" svg:y="0.224cm"><text:p text:style-name="P52"><text:span text:style-name="T49">KERNEL</text:span></text:p><text:p text:style-name="P52"><text:span text:style-name="T49">RAMDISK</text:span></text:p><text:p text:style-name="P52"><text:span text:style-name="T49">DIS/SWAP</text:span></text:p><draw:enhanced-geometry svg:viewBox="0 0 21600 21600" draw:type="non-primitive" draw:enhanced-path="M 0 0 L 21600 0 21600 21600 0 21600 Z N"/></draw:custom-shape><text:soft-page-break/><text:span text:style-name="Fuente_20_de_20_párrafo_20_predeter."><text:span text:style-name="T45"/></text:span></text:p>
      <text:p text:style-name="Standard"><draw:connector text:anchor-type="paragraph" draw:z-index="15" draw:name="13 Conector recto" draw:style-name="gr2" draw:type="line" svg:x1="8.049cm" svg:y1="0.249cm" svg:x2="5.595cm" svg:y2="1.238cm" svg:d="m4563 141-1391 561"><text:p/></draw:connector><text:span text:style-name="Fuente_20_de_20_párrafo_20_predeter."><text:span text:style-name="T45"/></text:span></text:p>
      <text:p text:style-name="P27"/>
      <text:p text:style-name="P27"/>
      <text:p text:style-name="Standard"><draw:connector text:anchor-type="paragraph" draw:z-index="16" draw:name="14 Conector recto" draw:style-name="gr2" draw:type="line" svg:x1="8.955cm" svg:y1="0.369cm" svg:x2="8.955cm" svg:y2="0.931cm" svg:d="m5077 209v319"><text:p/></draw:connector><draw:connector text:anchor-type="paragraph" draw:z-index="17" draw:name="15 Conector recto" draw:style-name="gr2" draw:type="line" svg:x1="10.564cm" svg:y1="0.252cm" svg:x2="13.593cm" svg:y2="0.995cm" svg:d="m5989 143 1717 421"><text:p/></draw:connector><text:span text:style-name="Fuente_20_de_20_párrafo_20_predeter."><text:span text:style-name="T44">Arrancar una VM</text:span></text:span></text:p>
      <text:p text:style-name="P27"/>
      <text:p text:style-name="P17"/>
      <text:p text:style-name="P27"/>
      <text:p text:style-name="P27"/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7">ec2-describe-availability-zones -v</text:p>
            <text:p text:style-name="P36">Setting User-Agent to [ec2-api-tools 1.3-30349]</text:p>
            <text:p text:style-name="P36">------------------------------[ REQUEST ]-------------------------------</text:p>
            <text:p text:style-name="P36">&lt;?xml version="1.0" encoding="UTF-8"?&gt;</text:p>
            <text:p text:style-name="P36">&lt;soap:Envelope xmlns:soap="http://schemas.xmlsoap.org/soap/envelope/"</text:p>
            <text:p text:style-name="P36"><text:s text:c="2"/>xmlns:xsd="http://www.w3.org/2001/XMLSchema" xmlns:xsi="http://www.w3.org/2001/XMLSchema-instance"&gt;</text:p>
            <text:p text:style-name="P36"><text:s text:c="2"/>&lt;soap:Header&gt;</text:p>
            <text:p text:style-name="Table_20_Contents"><text:span text:style-name="Fuente_20_de_20_párrafo_20_predeter."><text:span text:style-name="T5"><text:s text:c="4"/>&lt;wsse:Security xmlns:wsse="http://docs.oasis-open.org/wss/2004/01/oasis-200401-wss</text:span></text:span><text:span text:style-name="Fuente_20_de_20_párrafo_20_predeter."><text:span text:style-name="T3">-wssecurity-s</text:span></text:span><text:span text:style-name="Fuente_20_de_20_párrafo_20_predeter."><text:span text:style-name="T5">ecext-1.0.xsd"&gt;</text:span></text:span></text:p>
            <text:p text:style-name="P36"><text:s text:c="6"/>&lt;wsu:Timestamp wsu:Id="Timestamp-7152512" xmlns:wsu="http://docs.oasis-open.org/wss/2004/01/oasis-200401-wss-wssecurity-utility-1.0.xsd"&gt;</text:p>
            <text:p text:style-name="P36"><text:s text:c="8"/>&lt;wsu:Created xmlns:wsu="http://docs.oasis-open.org/wss/2004/01/oasis-200401-wss-wssecurity-utility-1.0.xsd"&gt;2010-10-27T08:58:47.592Z&lt;/wsu:Created&gt;</text:p>
            <text:p text:style-name="P36"><text:s text:c="8"/>&lt;wsu:Expires xmlns:wsu="http://docs.oasis-open.org/wss/2004/01/oasis-200401-wss-wssecurity-utility-1.0.xsd"&gt;2010-10-27T09:03:47.592Z&lt;/wsu:Expires&gt;</text:p>
            <text:p text:style-name="P36"><text:s text:c="6"/>&lt;/wsu:Timestamp&gt;</text:p>
            <text:p text:style-name="P36"><text:s text:c="6"/>&lt;wsse:BinarySecurityToken</text:p>
            <text:p text:style-name="P36"><text:s text:c="8"/>EncodingType="http://docs.oasis-open.org/wss/2004/01/oasis-200401-wss-soap-message-security-1.0#Base64Binary"</text:p>
            <text:p text:style-name="P36"><text:s text:c="8"/>ValueType="http://docs.oasis-open.org/wss/2004/01/oasis-200401-wss-x509-token-profile-1.0#X509v3"</text:p>
            <text:p text:style-name="P36"><text:s text:c="8"/>wsu:Id="CertId-3424439"</text:p>
            <text:p text:style-name="P36"><text:s text:c="8"/>xmlns:wsse="http://docs.oasis-open.org/wss/2004/01/oasis-200401-wss-wssecurity-secext-1.0.xsd" xmlns:wsu="http://docs.oasis-open.org/wss/2004/01/oasis-200401-wss-wssecurity-utility-1.0.xsd"&gt;MIIDezCCAmOgAwIBAgIGASvskk4KMA0GCSqGSIb3DQEBDQUAMHQxCzAJBgNVBAYTAlVTMQswCQYDVQQIEwJDQTEWMBQGA1UEBxMNU2FudGEgQmFyYmFyYTEOMAwGA1UEChMFYWRtaW4xEzARBgNVBAsTCkV1Y2FseXB0dXMxGzAZBgNVBAMTEnd3dy5ldWNhbHlwdHVzLmNvbTAeFw0xMDEwMjcwNzIzNTJaFw0xNTEwMjcwODIzNTJaMHQxCzAJBgNVBAYTAlVTMQswCQYDVQQIEwJDQTEWMBQGA1UEBxMNU2FudGEgQmFyYmFyYTEOMAwGA1UEChMFYWRtaW4xEzARBgNVBAsTCkV1Y2FseXB0dXMxGzAZBgNVBAMTEnd3dy5ldWNhbHlwdHVzLmNvbTCCASIwDQYJKoZIhvcNAQEBBQADggEPADCCAQoCggEBAJPQ1VeHO1RL7+CE5J0BjOtBBKARvQZoJIS5xfRRbH2hwzsKkTKWZxUcL4bHKUglS5DcIeu4eFe7IrRy3kZADw1+LSCfDMLf+F/uyweQ8HEY8UAOKh2/eZxLiUqvZ0VZk7fyOn30odWwdHfLHOpSRsU5YVgp8ggAY5ZX9p2FNZ1vg/X2aNwC16gveDhYtuStO+8mBQQ9BpjpxvfdGsdr2XoI6xZ2i7mngKw5mL/P3gNCHuF9qdGLBJAHIiPfo1b60gMYOctk7OLiGT/baakkJ40+/B9Mc59TTOxbGatOxrq6Qxfo2l5bj1MU9ZvqevKhNgi5PUd1XLcmkcEkkm4E2ucCAwEAAaMTMBEwDwYDVR0TAQH/BAUwAwEB/zANBgkqhkiG9w0BAQ0FAAOCAQEARwsI4PN3WP12GA/JeIhus2qer0dp3mgN+PkkMni3hQc+VJ89gtD/aIfOvSOB3N1qmuhqJCRJTDah+4gC1c+ZaG01YR4uB16x9xKbHgWqGw7yHdj0cxDD+XFUBJ7KOLgsTVwKEMwUmV+xdC5q2UTOzd+NrlCbhAO17wc6qVb8XhHcJQa+ViigYaPXss58+cDa+ULBGTQYYHqJiAq9+XZBdhB7gi51bxDfXuYzR1byPSg+nltXC9u8v0gGYCkfOJDyguus00lWSyzzpGG+3BDnIdF1MhC565eG5YRJnMkcKND+jQKfqMZ3ofMMcrH225vSExZ/lCYIeLP6aW7/cL0vCw==&lt;/wsse:BinarySecurityToken&gt;</text:p>
            <text:p text:style-name="P36"><text:s text:c="6"/>&lt;ds:Signature Id="Signature-28939486" xmlns:ds="http://www.w3.org/2000/09/xmldsig#"&gt;</text:p>
            <text:p text:style-name="P36"><text:s text:c="8"/>&lt;ds:SignedInfo xmlns:ds="http://www.w3.org/2000/09/xmldsig#"&gt;</text:p>
            <text:p text:style-name="P36"><text:s text:c="10"/>&lt;ds:CanonicalizationMethod</text:p>
            <text:p text:style-name="P36"><text:s text:c="12"/>Algorithm="http://www.w3.org/2001/10/xml-exc-c14n#" xmlns:ds="http://www.w3.org/2000/09/xmldsig#"/&gt;</text:p>
            <text:p text:style-name="P36"><text:s text:c="10"/>&lt;ds:SignatureMethod</text:p>
            <text:p text:style-name="P36"><text:s text:c="12"/>Algorithm="http://www.w3.org/2000/09/xmldsig#rsa-sha1" xmlns:ds="http://www.w3.org/2000/09/xmldsig#"/&gt;</text:p>
            <text:p text:style-name="P36"><text:s text:c="10"/>&lt;ds:Reference URI="#Timestamp-7152512" xmlns:ds="http://www.w3.org/2000/09/xmldsig#"&gt;</text:p>
            <text:p text:style-name="P36"><text:s text:c="12"/>&lt;ds:Transforms xmlns:ds="http://www.w3.org/2000/09/xmldsig#"&gt;</text:p>
            <text:p text:style-name="P36"><text:s text:c="14"/>&lt;ds:Transform</text:p>
            <text:p text:style-name="P36"><text:s text:c="16"/>Algorithm="http://www.w3.org/2001/10/xml-exc-c14n#" xmlns:ds="http://www.w3.org/2000/09/xmldsig#"/&gt;</text:p>
            <text:p text:style-name="P36"><text:s text:c="12"/>&lt;/ds:Transforms&gt;</text:p>
            <text:p text:style-name="P36"><text:s text:c="12"/>&lt;ds:DigestMethod</text:p>
            <text:p text:style-name="P36"><text:s text:c="14"/>Algorithm="http://www.w3.org/2000/09/xmldsig#sha1" xmlns:ds="http://www.w3.org/2000/09/xmldsig#"/&gt;</text:p>
            <text:p text:style-name="P36"><text:s text:c="12"/>&lt;ds:DigestValue xmlns:ds="http://www.w3.org/2000/09/xmldsig#"&gt;yoP5EhBiFHGoDHKcnWxch2B8gBs=&lt;/ds:DigestValue&gt;</text:p>
            <text:p text:style-name="P36"><text:s text:c="10"/>&lt;/ds:Reference&gt;</text:p>
            <text:p text:style-name="P36"><text:s text:c="10"/>&lt;ds:Reference URI="#id-18721294" xmlns:ds="http://www.w3.org/2000/09/xmldsig#"&gt;</text:p>
            <text:p text:style-name="P36"><text:s text:c="12"/>&lt;ds:Transforms xmlns:ds="http://www.w3.org/2000/09/xmldsig#"&gt;</text:p>
            <text:p text:style-name="P36"><text:soft-page-break/><text:s text:c="14"/>&lt;ds:Transform</text:p>
            <text:p text:style-name="P36"><text:s text:c="16"/>Algorithm="http://www.w3.org/2001/10/xml-exc-c14n#" xmlns:ds="http://www.w3.org/2000/09/xmldsig#"/&gt;</text:p>
            <text:p text:style-name="P36"><text:s text:c="12"/>&lt;/ds:Transforms&gt;</text:p>
            <text:p text:style-name="P36"><text:s text:c="12"/>&lt;ds:DigestMethod</text:p>
            <text:p text:style-name="P36"><text:s text:c="14"/>Algorithm="http://www.w3.org/2000/09/xmldsig#sha1" xmlns:ds="http://www.w3.org/2000/09/xmldsig#"/&gt;</text:p>
            <text:p text:style-name="P36"><text:s text:c="12"/>&lt;ds:DigestValue xmlns:ds="http://www.w3.org/2000/09/xmldsig#"&gt;38msidapUVsvy5/t797UFSipRXs=&lt;/ds:DigestValue&gt;</text:p>
            <text:p text:style-name="P36"><text:s text:c="10"/>&lt;/ds:Reference&gt;</text:p>
            <text:p text:style-name="P36"><text:s text:c="8"/>&lt;/ds:SignedInfo&gt;</text:p>
            <text:p text:style-name="P36"><text:s text:c="8"/>&lt;ds:SignatureValue xmlns:ds="http://www.w3.org/2000/09/xmldsig#"&gt;</text:p>
            <text:p text:style-name="P36">T0IWs46mqvk/be9M8nmBrMbdCUDkIay5jEfMUOTETo7wAuWqD3QFX4b2dF5WjOg1Vc/25OHmEyA+</text:p>
            <text:p text:style-name="P36">0x2sqQQW2Bj30d0Rt61V0A1hKRJPkWYqWLLXsz1FGNx3xwkb21gHzGf4DJGGxm8xLiHPzeG1H8SP</text:p>
            <text:p text:style-name="P36">jqJ5gZQ51bVD7jgEvHe59SuAl+1cG91VUvucvmbMiNcu0JTja/FcfBwVrstl+nIwBTEmByI7j5uA</text:p>
            <text:p text:style-name="P36">/1RknnxXzTyCAPFjejGhtKDPHUXFMEfZNKMHDwdjwTuTHmyW6UOpiZCZYFXE1IwcxHbmlQmAqGeZ</text:p>
            <text:p text:style-name="P36">q0w69UEtijgKPDzoo891D3jorszwa1MybTOK2A==</text:p>
            <text:p text:style-name="P36">&lt;/ds:SignatureValue&gt;</text:p>
            <text:p text:style-name="P36"><text:s text:c="8"/>&lt;ds:KeyInfo Id="KeyId-5760903" xmlns:ds="http://www.w3.org/2000/09/xmldsig#"&gt;</text:p>
            <text:p text:style-name="P36"><text:s text:c="10"/>&lt;wsse:SecurityTokenReference wsu:Id="STRId-32619928"</text:p>
            <text:p text:style-name="P36"><text:s text:c="12"/>xmlns:wsse="http://docs.oasis-open.org/wss/2004/01/oasis-200401-wss-wssecurity-secext-1.0.xsd" xmlns:wsu="http://docs.oasis-open.org/wss/2004/01/oasis-200401-wss-wssecurity-utility-1.0.xsd"&gt;</text:p>
            <text:p text:style-name="P36"><text:s text:c="12"/>&lt;wsse:Reference URI="#CertId-3424439"</text:p>
            <text:p text:style-name="P36"><text:s text:c="14"/>ValueType="http://docs.oasis-open.org/wss/2004/01/oasis-200401-wss-x509-token-profile-1.0#X509v3" xmlns:wsse="http://docs.oasis-open.org/wss/2004/01/oasis-200401-wss-wssecurity-secext-1.0.xsd"/&gt;</text:p>
            <text:p text:style-name="P36"><text:s text:c="10"/>&lt;/wsse:SecurityTokenReference&gt;</text:p>
            <text:p text:style-name="P36"><text:s text:c="8"/>&lt;/ds:KeyInfo&gt;</text:p>
            <text:p text:style-name="P36"><text:s text:c="6"/>&lt;/ds:Signature&gt;</text:p>
            <text:p text:style-name="P36"><text:s text:c="4"/>&lt;/wsse:Security&gt;</text:p>
            <text:p text:style-name="P36"><text:s text:c="2"/>&lt;/soap:Header&gt;</text:p>
            <text:p text:style-name="P36"><text:s text:c="2"/>&lt;soap:Body wsu:Id="id-18721294"</text:p>
            <text:p text:style-name="P36"><text:s text:c="4"/>xmlns:ns1="http://ec2.amazonaws.com/doc/2008-12-01/" xmlns:wsu="http://docs.oasis-open.org/wss/2004/01/oasis-200401-wss-wssecurity-utility-1.0.xsd"&gt;</text:p>
            <text:p text:style-name="P36"><text:s text:c="4"/>&lt;ns1:DescribeAvailabilityZones&gt;</text:p>
            <text:p text:style-name="P36"><text:s text:c="6"/>&lt;ns1:availabilityZoneSet/&gt;</text:p>
            <text:p text:style-name="P36"><text:s text:c="4"/>&lt;/ns1:DescribeAvailabilityZones&gt;</text:p>
            <text:p text:style-name="P36"><text:s text:c="2"/>&lt;/soap:Body&gt;</text:p>
            <text:p text:style-name="P36">&lt;/soap:Envelope&gt;</text:p>
            <text:p text:style-name="P36"/>
            <text:p text:style-name="P36">------------------------------------------------------------------------</text:p>
            <text:p text:style-name="P36">------------------------------[ RESPONSE ]------------------------------</text:p>
            <text:p text:style-name="P36">&lt;?xml version="1.0" encoding="UTF-8"?&gt;</text:p>
            <text:p text:style-name="P36">&lt;soapenv:Envelope xmlns:soapenv="http://schemas.xmlsoap.org/soap/envelope/"&gt;</text:p>
            <text:p text:style-name="P36"><text:s text:c="2"/>&lt;soapenv:Body&gt;</text:p>
            <text:p text:style-name="P36"><text:s text:c="4"/>&lt;DescribeAvailabilityZonesResponse xmlns="http://ec2.amazonaws.com/doc/2008-12-01/"&gt;</text:p>
            <text:p text:style-name="P36"><text:s text:c="6"/>&lt;requestId&gt;8c3829f5-82a9-4acc-b5b8-fa89380f80fb&lt;/requestId&gt;</text:p>
            <text:p text:style-name="P36"><text:s text:c="6"/>&lt;availabilityZoneInfo/&gt;</text:p>
            <text:p text:style-name="P36"><text:s text:c="4"/>&lt;/DescribeAvailabilityZonesResponse&gt;</text:p>
            <text:p text:style-name="P36"><text:s text:c="2"/>&lt;/soapenv:Body&gt;</text:p>
            <text:p text:style-name="P36">&lt;/soapenv:Envelope&gt;</text:p>
            <text:p text:style-name="P36"/>
            <text:p text:style-name="P36">------------------------------------------------------------------------</text:p>
            <text:p text:style-name="P36">REQUEST ID<text:tab/>8c3829f5-82a9-4acc-b5b8-fa89380f80fb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Standard"><draw:custom-shape text:anchor-type="paragraph" draw:z-index="21" draw:name="16 Forma libre" draw:style-name="gr4" draw:text-style-name="P53" svg:width="1.341cm" svg:height="0.578cm" svg:x="3.244cm" svg:y="0.476cm"><text:p text:style-name="P52"><text:s text:c="3"/>ram</text:p><draw:enhanced-geometry svg:viewBox="0 0 21600 21600" draw:text-areas="?f22 ?f24 ?f23 ?f25" draw:glue-points="?f16 ?f17 ?f18 ?f19 ?f16 ?f20 ?f21 ?f19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text:span text:style-name="Fuente_20_de_20_párrafo_20_predeter."><text:span text:style-name="T46">RESUM</text:span></text:span></text:p>
      <text:p text:style-name="Standard"><draw:custom-shape text:anchor-type="paragraph" draw:z-index="20" draw:name="17 Forma libre" draw:style-name="gr4" draw:text-style-name="P53" svg:width="1.341cm" svg:height="0.578cm" svg:x="7.408cm" svg:y="0.069cm"><text:p text:style-name="P52"><text:s text:c="3"/>disk</text:p><draw:enhanced-geometry svg:viewBox="0 0 21600 21600" draw:text-areas="?f22 ?f24 ?f23 ?f25" draw:glue-points="?f16 ?f17 ?f18 ?f19 ?f16 ?f20 ?f21 ?f19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text:anchor-type="paragraph" draw:z-index="22" draw:name="18 Forma libre" draw:style-name="gr4" draw:text-style-name="P53" svg:width="1.341cm" svg:height="0.578cm" svg:x="12.19cm" svg:y="0.039cm"><text:p text:style-name="P52"><text:s text:c="3"/>swap</text:p><draw:enhanced-geometry svg:viewBox="0 0 21600 21600" draw:text-areas="?f22 ?f24 ?f23 ?f25" draw:glue-points="?f16 ?f17 ?f18 ?f19 ?f16 ?f20 ?f21 ?f19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text:span text:style-name="Fuente_20_de_20_párrafo_20_predeter."><text:span text:style-name="T45"/></text:span></text:p>
      <text:p text:style-name="Standard"><draw:connector text:anchor-type="paragraph" draw:z-index="23" draw:name="19 Conector recto" draw:style-name="gr2" draw:type="line" svg:x1="3.614cm" svg:y1="0.025cm" svg:x2="2.976cm" svg:y2="1.88cm" svg:d="m2049 14-362 1052"><text:p/></draw:connector><draw:connector text:anchor-type="paragraph" draw:z-index="24" draw:name="20 Conector recto" draw:style-name="gr2" draw:type="line" svg:x1="7.842cm" svg:y1="0.305cm" svg:x2="8.749cm" svg:y2="1.334cm" svg:d="m4446 173 514 583"><text:p/></draw:connector><draw:connector text:anchor-type="paragraph" draw:z-index="25" draw:name="21 Conector recto" draw:style-name="gr2" draw:type="line" svg:x1="12.375cm" svg:y1="0.187cm" svg:x2="11.141cm" svg:y2="1.439cm" svg:d="m7016 106-700 710"><text:p/></draw:connector><text:span text:style-name="Fuente_20_de_20_párrafo_20_predeter."><text:span text:style-name="T45"/></text:span></text:p>
      <text:p text:style-name="P27"/>
      <text:p text:style-name="P27">1.-Crear una imatge</text:p>
      <text:p text:style-name="Standard"><draw:custom-shape text:anchor-type="paragraph" draw:z-index="27" draw:name="22 Forma libre" draw:style-name="gr5" draw:text-style-name="P53" svg:width="1.38cm" svg:height="0.703cm" svg:x="5.553cm" svg:y="0.166cm"><text:p/>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200 * ?f10"/><draw:equation draw:name="f20" draw:formula="18400 * ?f10"/><draw:equation draw:name="f21" draw:formula="18400 * ?f11"/><draw:equation draw:name="f22" draw:formula="3200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3160 * ?f10"/><draw:equation draw:name="f29" draw:formula="3160 * ?f11"/><draw:equation draw:name="f30" draw:formula="0 * ?f10"/><draw:equation draw:name="f31" draw:formula="10800 * ?f11"/><draw:equation draw:name="f32" draw:formula="18440 * ?f11"/><draw:equation draw:name="f33" draw:formula="21600 * ?f11"/><draw:equation draw:name="f34" draw:formula="18440 * ?f10"/><draw:equation draw:name="f35" draw:formula="21600 * ?f10"/><draw:equation draw:name="f36" draw:formula="0 - ?f23"/><draw:equation draw:name="f37" draw:formula="?f24 - ?f1"/><draw:equation draw:name="f38" draw:formula="?f25 - ?f1"/><draw:equation draw:name="f39" draw:formula="?f36 * ?f0"/><draw:equation draw:name="f40" draw:formula="?f38 - ?f37"/><draw:equation draw:name="f41" draw:formula="?f39 / ?f8"/><draw:equation draw:name="f42" draw:formula="?f41 - ?f1"/><draw:equation draw:name="f43" draw:formula="?f42 + ?f1"/><draw:equation draw:name="f44" draw:formula="?f43 * ?f8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45)"/><draw:equation draw:name="f50" draw:formula="0 - ?f49"/><draw:equation draw:name="f51" draw:formula="?f50"/><draw:equation draw:name="f52" draw:formula="0 - ?f48"/><draw:equation draw:name="f53" draw:formula="0 - ?f51"/><draw:equation draw:name="f54" draw:formula="10800 * ?f52"/><draw:equation draw:name="f55" draw:formula="10800 * ?f53"/><draw:equation draw:name="f56" draw:formula="?f54 * ?f54"/><draw:equation draw:name="f57" draw:formula="?f55 * ?f55"/><draw:equation draw:name="f58" draw:formula="?f56 + ?f57"/><draw:equation draw:name="f59" draw:formula="sqrt(?f58)"/><draw:equation draw:name="f60" draw:formula="?f12 / ?f59"/><draw:equation draw:name="f61" draw:formula="?f52 * ?f60"/><draw:equation draw:name="f62" draw:formula="?f53 * ?f60"/><draw:equation draw:name="f63" draw:formula="10800 - ?f61"/><draw:equation draw:name="f64" draw:formula="10800 - ?f62"/><draw:equation draw:name="f65" draw:formula="?f26 / ?f10"/><draw:equation draw:name="f66" draw:formula="?f27 / ?f11"/><draw:equation draw:name="f67" draw:formula="?f28 / ?f10"/><draw:equation draw:name="f68" draw:formula="?f29 / ?f11"/><draw:equation draw:name="f69" draw:formula="?f30 / ?f10"/><draw:equation draw:name="f70" draw:formula="?f31 / ?f11"/><draw:equation draw:name="f71" draw:formula="?f32 / ?f11"/><draw:equation draw:name="f72" draw:formula="?f33 / ?f11"/><draw:equation draw:name="f73" draw:formula="?f34 / ?f10"/><draw:equation draw:name="f74" draw:formula="?f35 / ?f10"/><draw:equation draw:name="f75" draw:formula="?f19 / ?f10"/><draw:equation draw:name="f76" draw:formula="?f20 / ?f10"/><draw:equation draw:name="f77" draw:formula="?f22 / ?f11"/><draw:equation draw:name="f78" draw:formula="?f21 / ?f11"/><draw:equation draw:name="f79" draw:formula="21550000 - ?f40"/><draw:equation draw:name="f80" draw:formula="if(?f79, ?f40, 21550000)"/><draw:equation draw:name="f81" draw:formula="-21550000 - ?f80"/><draw:equation draw:name="f82" draw:formula="if(?f81, -21550000, ?f80)"/><draw:equation draw:name="f83" draw:formula="?f37 + ?f82"/><draw:equation draw:name="f84" draw:formula="?f37 + ?f1"/><draw:equation draw:name="f85" draw:formula="?f84 * ?f8 / ?f0"/><draw:equation draw:name="f86" draw:formula="0 - ?f85"/><draw:equation draw:name="f87" draw:formula="cos(?f86)"/><draw:equation draw:name="f88" draw:formula="0 - ?f87"/><draw:equation draw:name="f89" draw:formula="?f88 * ?f15"/><draw:equation draw:name="f90" draw:formula="sin(?f86)"/><draw:equation draw:name="f91" draw:formula="0 - ?f90"/><draw:equation draw:name="f92" draw:formula="?f91 * ?f15"/><draw:equation draw:name="f93" draw:formula="sqrt(?f89 * ?f89 + ?f92 * ?f92 + 0 * 0)"/><draw:equation draw:name="f94" draw:formula="?f15 * ?f15 / ?f93"/><draw:equation draw:name="f95" draw:formula="?f91 * ?f94"/><draw:equation draw:name="f96" draw:formula="?f63 - ?f95"/><draw:equation draw:name="f97" draw:formula="?f88 * ?f94"/><draw:equation draw:name="f98" draw:formula="?f64 - ?f97"/><draw:equation draw:name="f99" draw:formula="?f96 - ?f15"/><draw:equation draw:name="f100" draw:formula="?f98 - ?f15"/><draw:equation draw:name="f101" draw:formula="?f96 + ?f15"/><draw:equation draw:name="f102" draw:formula="?f98 + ?f15"/><draw:equation draw:name="f103" draw:formula="?f8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?f15"/><draw:equation draw:name="f109" draw:formula="sin(?f105)"/><draw:equation draw:name="f110" draw:formula="0 - ?f109"/><draw:equation draw:name="f111" draw:formula="?f110 * ?f15"/><draw:equation draw:name="f112" draw:formula="sqrt(?f108 * ?f108 + ?f111 * ?f111 + 0 * 0)"/><draw:equation draw:name="f113" draw:formula="?f15 * ?f15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63, ?f99)"/><draw:equation draw:name="f119" draw:formula="if(?f82, ?f64, ?f100)"/><draw:equation draw:name="f120" draw:formula="if(?f82, ?f63, ?f101)"/><draw:equation draw:name="f121" draw:formula="if(?f82, ?f64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/draw:enhanced-geometry></draw:custom-shape><text:span text:style-name="Fuente_20_de_20_párrafo_20_predeter."><text:span text:style-name="T45"/></text:span></text:p>
      <text:p text:style-name="Standard"><text:span text:style-name="Fuente_20_de_20_párrafo_20_predeter."><text:span text:style-name="T28"><text:s/>xen-create-image --hostname=xen01 --size=</text:span></text:span><text:span text:style-name="Fuente_20_de_20_párrafo_20_predeter."><text:span text:style-name="T40">4Gb</text:span></text:span><text:span text:style-name="Fuente_20_de_20_párrafo_20_predeter."><text:span text:style-name="T28"> --swap=</text:span></text:span><text:span text:style-name="Fuente_20_de_20_párrafo_20_predeter."><text:span text:style-name="T40">256Mb</text:span></text:span><text:span text:style-name="Fuente_20_de_20_párrafo_20_predeter."><text:span text:style-name="T28"> --ip=</text:span></text:span><text:span text:style-name="Fuente_20_de_20_párrafo_20_predeter."><text:span text:style-name="T25">192.168.1.101</text:span></text:span><text:span text:style-name="Fuente_20_de_20_párrafo_20_predeter."><text:span text:style-name="T28"> --memory=</text:span></text:span><text:span text:style-name="Fuente_20_de_20_párrafo_20_predeter."><text:span text:style-name="T40">256Mb</text:span></text:span><text:span text:style-name="Fuente_20_de_20_párrafo_20_predeter."><text:span text:style-name="T28"> --arch=</text:span></text:span><text:span text:style-name="Fuente_20_de_20_párrafo_20_predeter."><text:span text:style-name="T25">i386</text:span></text:span><text:span text:style-name="Fuente_20_de_20_párrafo_20_predeter."><text:span text:style-name="T28"> --role=</text:span></text:span><text:span text:style-name="Fuente_20_de_20_párrafo_20_predeter."><text:span text:style-name="T25">udev</text:span></text:span><text:span text:style-name="Fuente_20_de_20_párrafo_20_predeter."><text:span text:style-name="T28"> --netmask=</text:span></text:span><text:span text:style-name="Fuente_20_de_20_párrafo_20_predeter."><text:span text:style-name="T25">255.255.255.0</text:span></text:span><text:span text:style-name="Fuente_20_de_20_párrafo_20_predeter."><text:span text:style-name="T28"> --gateway=</text:span></text:span><text:span text:style-name="Fuente_20_de_20_párrafo_20_predeter."><text:span text:style-name="T25">192.168.1.1</text:span></text:span><text:span text:style-name="Fuente_20_de_20_párrafo_20_predeter."><text:span text:style-name="T28"> --dir=</text:span></text:span><text:span text:style-name="Fuente_20_de_20_párrafo_20_predeter."><text:span text:style-name="T25">/home/xen</text:span></text:span><text:span text:style-name="Fuente_20_de_20_párrafo_20_predeter."><text:span text:style-name="T28"> --dist=</text:span></text:span><text:span text:style-name="Fuente_20_de_20_párrafo_20_predeter."><text:span text:style-name="T25">lenny</text:span></text:span><text:span text:style-name="Fuente_20_de_20_párrafo_20_predeter."><text:span text:style-name="T28"> --mirror=http://ftp2.de.debian.org/debian/ --passwd --image=sparse –fs=</text:span></text:span><text:span text:style-name="Fuente_20_de_20_párrafo_20_predeter."><text:span text:style-name="T25">ext3 <text:s/></text:span></text:span><text:span text:style-name="Fuente_20_de_20_párrafo_20_predeter."><text:span text:style-name="T16">--force</text:span></text:span></text:p>
      <text:p text:style-name="P17"/>
      <text:p text:style-name="P17"/>
      <text:p text:style-name="P17">2.-</text:p>
      <text:p text:style-name="Standard"><draw:custom-shape text:anchor-type="paragraph" draw:z-index="26" draw:name="23 Forma libre" draw:style-name="gr5" draw:text-style-name="P53" svg:width="1.38cm" svg:height="0.703cm" svg:x="3.41cm" svg:y="0.284cm"><text:p/>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200 * ?f10"/><draw:equation draw:name="f20" draw:formula="18400 * ?f10"/><draw:equation draw:name="f21" draw:formula="18400 * ?f11"/><draw:equation draw:name="f22" draw:formula="3200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3160 * ?f10"/><draw:equation draw:name="f29" draw:formula="3160 * ?f11"/><draw:equation draw:name="f30" draw:formula="0 * ?f10"/><draw:equation draw:name="f31" draw:formula="10800 * ?f11"/><draw:equation draw:name="f32" draw:formula="18440 * ?f11"/><draw:equation draw:name="f33" draw:formula="21600 * ?f11"/><draw:equation draw:name="f34" draw:formula="18440 * ?f10"/><draw:equation draw:name="f35" draw:formula="21600 * ?f10"/><draw:equation draw:name="f36" draw:formula="0 - ?f23"/><draw:equation draw:name="f37" draw:formula="?f24 - ?f1"/><draw:equation draw:name="f38" draw:formula="?f25 - ?f1"/><draw:equation draw:name="f39" draw:formula="?f36 * ?f0"/><draw:equation draw:name="f40" draw:formula="?f38 - ?f37"/><draw:equation draw:name="f41" draw:formula="?f39 / ?f8"/><draw:equation draw:name="f42" draw:formula="?f41 - ?f1"/><draw:equation draw:name="f43" draw:formula="?f42 + ?f1"/><draw:equation draw:name="f44" draw:formula="?f43 * ?f8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45)"/><draw:equation draw:name="f50" draw:formula="0 - ?f49"/><draw:equation draw:name="f51" draw:formula="?f50"/><draw:equation draw:name="f52" draw:formula="0 - ?f48"/><draw:equation draw:name="f53" draw:formula="0 - ?f51"/><draw:equation draw:name="f54" draw:formula="10800 * ?f52"/><draw:equation draw:name="f55" draw:formula="10800 * ?f53"/><draw:equation draw:name="f56" draw:formula="?f54 * ?f54"/><draw:equation draw:name="f57" draw:formula="?f55 * ?f55"/><draw:equation draw:name="f58" draw:formula="?f56 + ?f57"/><draw:equation draw:name="f59" draw:formula="sqrt(?f58)"/><draw:equation draw:name="f60" draw:formula="?f12 / ?f59"/><draw:equation draw:name="f61" draw:formula="?f52 * ?f60"/><draw:equation draw:name="f62" draw:formula="?f53 * ?f60"/><draw:equation draw:name="f63" draw:formula="10800 - ?f61"/><draw:equation draw:name="f64" draw:formula="10800 - ?f62"/><draw:equation draw:name="f65" draw:formula="?f26 / ?f10"/><draw:equation draw:name="f66" draw:formula="?f27 / ?f11"/><draw:equation draw:name="f67" draw:formula="?f28 / ?f10"/><draw:equation draw:name="f68" draw:formula="?f29 / ?f11"/><draw:equation draw:name="f69" draw:formula="?f30 / ?f10"/><draw:equation draw:name="f70" draw:formula="?f31 / ?f11"/><draw:equation draw:name="f71" draw:formula="?f32 / ?f11"/><draw:equation draw:name="f72" draw:formula="?f33 / ?f11"/><draw:equation draw:name="f73" draw:formula="?f34 / ?f10"/><draw:equation draw:name="f74" draw:formula="?f35 / ?f10"/><draw:equation draw:name="f75" draw:formula="?f19 / ?f10"/><draw:equation draw:name="f76" draw:formula="?f20 / ?f10"/><draw:equation draw:name="f77" draw:formula="?f22 / ?f11"/><draw:equation draw:name="f78" draw:formula="?f21 / ?f11"/><draw:equation draw:name="f79" draw:formula="21550000 - ?f40"/><draw:equation draw:name="f80" draw:formula="if(?f79, ?f40, 21550000)"/><draw:equation draw:name="f81" draw:formula="-21550000 - ?f80"/><draw:equation draw:name="f82" draw:formula="if(?f81, -21550000, ?f80)"/><draw:equation draw:name="f83" draw:formula="?f37 + ?f82"/><draw:equation draw:name="f84" draw:formula="?f37 + ?f1"/><draw:equation draw:name="f85" draw:formula="?f84 * ?f8 / ?f0"/><draw:equation draw:name="f86" draw:formula="0 - ?f85"/><draw:equation draw:name="f87" draw:formula="cos(?f86)"/><draw:equation draw:name="f88" draw:formula="0 - ?f87"/><draw:equation draw:name="f89" draw:formula="?f88 * ?f15"/><draw:equation draw:name="f90" draw:formula="sin(?f86)"/><draw:equation draw:name="f91" draw:formula="0 - ?f90"/><draw:equation draw:name="f92" draw:formula="?f91 * ?f15"/><draw:equation draw:name="f93" draw:formula="sqrt(?f89 * ?f89 + ?f92 * ?f92 + 0 * 0)"/><draw:equation draw:name="f94" draw:formula="?f15 * ?f15 / ?f93"/><draw:equation draw:name="f95" draw:formula="?f91 * ?f94"/><draw:equation draw:name="f96" draw:formula="?f63 - ?f95"/><draw:equation draw:name="f97" draw:formula="?f88 * ?f94"/><draw:equation draw:name="f98" draw:formula="?f64 - ?f97"/><draw:equation draw:name="f99" draw:formula="?f96 - ?f15"/><draw:equation draw:name="f100" draw:formula="?f98 - ?f15"/><draw:equation draw:name="f101" draw:formula="?f96 + ?f15"/><draw:equation draw:name="f102" draw:formula="?f98 + ?f15"/><draw:equation draw:name="f103" draw:formula="?f8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?f15"/><draw:equation draw:name="f109" draw:formula="sin(?f105)"/><draw:equation draw:name="f110" draw:formula="0 - ?f109"/><draw:equation draw:name="f111" draw:formula="?f110 * ?f15"/><draw:equation draw:name="f112" draw:formula="sqrt(?f108 * ?f108 + ?f111 * ?f111 + 0 * 0)"/><draw:equation draw:name="f113" draw:formula="?f15 * ?f15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63, ?f99)"/><draw:equation draw:name="f119" draw:formula="if(?f82, ?f64, ?f100)"/><draw:equation draw:name="f120" draw:formula="if(?f82, ?f63, ?f101)"/><draw:equation draw:name="f121" draw:formula="if(?f82, ?f64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/draw:enhanced-geometry></draw:custom-shape><text:span text:style-name="Fuente_20_de_20_párrafo_20_predeter."><text:span text:style-name="T28"/></text:span></text:p>
      <text:p text:style-name="P17">xm create /etc/xen/xen01.cfg</text:p>
      <text:p text:style-name="P17"/>
      <text:p text:style-name="P17"/>
      <text:p text:style-name="P17">3.</text:p>
      <text:p text:style-name="P17"/>
      <text:p text:style-name="P17">xm list</text:p>
      <text:p text:style-name="P17"/>
      <text:p text:style-name="P17"/>
      <text:p text:style-name="Standard"><text:span text:style-name="Fuente_20_de_20_párrafo_20_predeter."><text:span text:style-name="T45">4.-Crear kernel EMI</text:span></text:span><text:span text:style-name="Fuente_20_de_20_párrafo_20_predeter."><text:span text:style-name="T28"> (NOMÉS CAL FER-HO 1 VEGADA)</text:span></text:span></text:p>
      <text:p text:style-name="P27"/>
      <text:p text:style-name="Standard"><text:span text:style-name="Fuente_20_de_20_párrafo_20_predeter."><text:span text:style-name="T45">5.-Crear ramdisk EMI </text:span></text:span><text:span text:style-name="Fuente_20_de_20_párrafo_20_predeter."><text:span text:style-name="T28">(NOMÉS CAL FER-HO 1 VEGADA)</text:span></text:span></text:p>
      <text:p text:style-name="P27"/>
      <text:p text:style-name="P27">6.-Crear la instància EMI</text:p>
      <text:p text:style-name="P17"/>
      <text:list xml:id="list38235566" text:style-name="L3">
        <text:list-item text:start-value="1">
          <text:p text:style-name="P50"><draw:custom-shape text:anchor-type="paragraph" draw:z-index="28" draw:name="24 Forma libre" draw:style-name="gr5" draw:text-style-name="P53" svg:width="1.38cm" svg:height="0.703cm" svg:x="14.067cm" svg:y="0.22cm"><text:p/>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200 * ?f10"/><draw:equation draw:name="f20" draw:formula="18400 * ?f10"/><draw:equation draw:name="f21" draw:formula="18400 * ?f11"/><draw:equation draw:name="f22" draw:formula="3200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3160 * ?f10"/><draw:equation draw:name="f29" draw:formula="3160 * ?f11"/><draw:equation draw:name="f30" draw:formula="0 * ?f10"/><draw:equation draw:name="f31" draw:formula="10800 * ?f11"/><draw:equation draw:name="f32" draw:formula="18440 * ?f11"/><draw:equation draw:name="f33" draw:formula="21600 * ?f11"/><draw:equation draw:name="f34" draw:formula="18440 * ?f10"/><draw:equation draw:name="f35" draw:formula="21600 * ?f10"/><draw:equation draw:name="f36" draw:formula="0 - ?f23"/><draw:equation draw:name="f37" draw:formula="?f24 - ?f1"/><draw:equation draw:name="f38" draw:formula="?f25 - ?f1"/><draw:equation draw:name="f39" draw:formula="?f36 * ?f0"/><draw:equation draw:name="f40" draw:formula="?f38 - ?f37"/><draw:equation draw:name="f41" draw:formula="?f39 / ?f8"/><draw:equation draw:name="f42" draw:formula="?f41 - ?f1"/><draw:equation draw:name="f43" draw:formula="?f42 + ?f1"/><draw:equation draw:name="f44" draw:formula="?f43 * ?f8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45)"/><draw:equation draw:name="f50" draw:formula="0 - ?f49"/><draw:equation draw:name="f51" draw:formula="?f50"/><draw:equation draw:name="f52" draw:formula="0 - ?f48"/><draw:equation draw:name="f53" draw:formula="0 - ?f51"/><draw:equation draw:name="f54" draw:formula="10800 * ?f52"/><draw:equation draw:name="f55" draw:formula="10800 * ?f53"/><draw:equation draw:name="f56" draw:formula="?f54 * ?f54"/><draw:equation draw:name="f57" draw:formula="?f55 * ?f55"/><draw:equation draw:name="f58" draw:formula="?f56 + ?f57"/><draw:equation draw:name="f59" draw:formula="sqrt(?f58)"/><draw:equation draw:name="f60" draw:formula="?f12 / ?f59"/><draw:equation draw:name="f61" draw:formula="?f52 * ?f60"/><draw:equation draw:name="f62" draw:formula="?f53 * ?f60"/><draw:equation draw:name="f63" draw:formula="10800 - ?f61"/><draw:equation draw:name="f64" draw:formula="10800 - ?f62"/><draw:equation draw:name="f65" draw:formula="?f26 / ?f10"/><draw:equation draw:name="f66" draw:formula="?f27 / ?f11"/><draw:equation draw:name="f67" draw:formula="?f28 / ?f10"/><draw:equation draw:name="f68" draw:formula="?f29 / ?f11"/><draw:equation draw:name="f69" draw:formula="?f30 / ?f10"/><draw:equation draw:name="f70" draw:formula="?f31 / ?f11"/><draw:equation draw:name="f71" draw:formula="?f32 / ?f11"/><draw:equation draw:name="f72" draw:formula="?f33 / ?f11"/><draw:equation draw:name="f73" draw:formula="?f34 / ?f10"/><draw:equation draw:name="f74" draw:formula="?f35 / ?f10"/><draw:equation draw:name="f75" draw:formula="?f19 / ?f10"/><draw:equation draw:name="f76" draw:formula="?f20 / ?f10"/><draw:equation draw:name="f77" draw:formula="?f22 / ?f11"/><draw:equation draw:name="f78" draw:formula="?f21 / ?f11"/><draw:equation draw:name="f79" draw:formula="21550000 - ?f40"/><draw:equation draw:name="f80" draw:formula="if(?f79, ?f40, 21550000)"/><draw:equation draw:name="f81" draw:formula="-21550000 - ?f80"/><draw:equation draw:name="f82" draw:formula="if(?f81, -21550000, ?f80)"/><draw:equation draw:name="f83" draw:formula="?f37 + ?f82"/><draw:equation draw:name="f84" draw:formula="?f37 + ?f1"/><draw:equation draw:name="f85" draw:formula="?f84 * ?f8 / ?f0"/><draw:equation draw:name="f86" draw:formula="0 - ?f85"/><draw:equation draw:name="f87" draw:formula="cos(?f86)"/><draw:equation draw:name="f88" draw:formula="0 - ?f87"/><draw:equation draw:name="f89" draw:formula="?f88 * ?f15"/><draw:equation draw:name="f90" draw:formula="sin(?f86)"/><draw:equation draw:name="f91" draw:formula="0 - ?f90"/><draw:equation draw:name="f92" draw:formula="?f91 * ?f15"/><draw:equation draw:name="f93" draw:formula="sqrt(?f89 * ?f89 + ?f92 * ?f92 + 0 * 0)"/><draw:equation draw:name="f94" draw:formula="?f15 * ?f15 / ?f93"/><draw:equation draw:name="f95" draw:formula="?f91 * ?f94"/><draw:equation draw:name="f96" draw:formula="?f63 - ?f95"/><draw:equation draw:name="f97" draw:formula="?f88 * ?f94"/><draw:equation draw:name="f98" draw:formula="?f64 - ?f97"/><draw:equation draw:name="f99" draw:formula="?f96 - ?f15"/><draw:equation draw:name="f100" draw:formula="?f98 - ?f15"/><draw:equation draw:name="f101" draw:formula="?f96 + ?f15"/><draw:equation draw:name="f102" draw:formula="?f98 + ?f15"/><draw:equation draw:name="f103" draw:formula="?f8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?f15"/><draw:equation draw:name="f109" draw:formula="sin(?f105)"/><draw:equation draw:name="f110" draw:formula="0 - ?f109"/><draw:equation draw:name="f111" draw:formula="?f110 * ?f15"/><draw:equation draw:name="f112" draw:formula="sqrt(?f108 * ?f108 + ?f111 * ?f111 + 0 * 0)"/><draw:equation draw:name="f113" draw:formula="?f15 * ?f15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63, ?f99)"/><draw:equation draw:name="f119" draw:formula="if(?f82, ?f64, ?f100)"/><draw:equation draw:name="f120" draw:formula="if(?f82, ?f63, ?f101)"/><draw:equation draw:name="f121" draw:formula="if(?f82, ?f64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/draw:enhanced-geometry></draw:custom-shape><text:span text:style-name="Fuente_20_de_20_párrafo_20_predeter."><text:span text:style-name="T28">ec2-bundle-image --cert ${EC2_CERT} --privatekey ${EC2_PRIVATE_KEY} --user 000100729354 --ec2cert ${EUCALYPTUS_CERT} -i </text:span></text:span><text:span text:style-name="Fuente_20_de_20_párrafo_20_predeter."><text:span text:style-name="T25">/home/xen/domains/xen01/d</text:span></text:span><text:span text:style-name="Fuente_20_de_20_párrafo_20_predeter."><text:span text:style-name="T25">isk.img</text:span></text:span><text:span text:style-name="Fuente_20_de_20_párrafo_20_predeter."><text:span text:style-name="T28"> </text:span></text:span><text:span text:style-name="Fuente_20_de_20_párrafo_20_predeter."><text:span text:style-name="T25">--kernel eki-C5DA1430 --ramdisk eri-21D61572</text:span></text:span></text:p>
        </text:list-item>
      </text:list>
      <text:p text:style-name="P31"/>
      <text:list xml:id="list38523465" text:continue-numbering="true" text:style-name="L3">
        <text:list-item>
          <text:p text:style-name="P50"><draw:custom-shape text:anchor-type="paragraph" draw:z-index="29" draw:name="25 Forma libre" draw:style-name="gr6" draw:text-style-name="P53" svg:width="1.38cm" svg:height="0.703cm" svg:x="7.736cm" svg:y="0.326cm"><text:p/>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200 * ?f10"/><draw:equation draw:name="f20" draw:formula="18400 * ?f10"/><draw:equation draw:name="f21" draw:formula="18400 * ?f11"/><draw:equation draw:name="f22" draw:formula="3200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3160 * ?f10"/><draw:equation draw:name="f29" draw:formula="3160 * ?f11"/><draw:equation draw:name="f30" draw:formula="0 * ?f10"/><draw:equation draw:name="f31" draw:formula="10800 * ?f11"/><draw:equation draw:name="f32" draw:formula="18440 * ?f11"/><draw:equation draw:name="f33" draw:formula="21600 * ?f11"/><draw:equation draw:name="f34" draw:formula="18440 * ?f10"/><draw:equation draw:name="f35" draw:formula="21600 * ?f10"/><draw:equation draw:name="f36" draw:formula="0 - ?f23"/><draw:equation draw:name="f37" draw:formula="?f24 - ?f1"/><draw:equation draw:name="f38" draw:formula="?f25 - ?f1"/><draw:equation draw:name="f39" draw:formula="?f36 * ?f0"/><draw:equation draw:name="f40" draw:formula="?f38 - ?f37"/><draw:equation draw:name="f41" draw:formula="?f39 / ?f8"/><draw:equation draw:name="f42" draw:formula="?f41 - ?f1"/><draw:equation draw:name="f43" draw:formula="?f42 + ?f1"/><draw:equation draw:name="f44" draw:formula="?f43 * ?f8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45)"/><draw:equation draw:name="f50" draw:formula="0 - ?f49"/><draw:equation draw:name="f51" draw:formula="?f50"/><draw:equation draw:name="f52" draw:formula="0 - ?f48"/><draw:equation draw:name="f53" draw:formula="0 - ?f51"/><draw:equation draw:name="f54" draw:formula="10800 * ?f52"/><draw:equation draw:name="f55" draw:formula="10800 * ?f53"/><draw:equation draw:name="f56" draw:formula="?f54 * ?f54"/><draw:equation draw:name="f57" draw:formula="?f55 * ?f55"/><draw:equation draw:name="f58" draw:formula="?f56 + ?f57"/><draw:equation draw:name="f59" draw:formula="sqrt(?f58)"/><draw:equation draw:name="f60" draw:formula="?f12 / ?f59"/><draw:equation draw:name="f61" draw:formula="?f52 * ?f60"/><draw:equation draw:name="f62" draw:formula="?f53 * ?f60"/><draw:equation draw:name="f63" draw:formula="10800 - ?f61"/><draw:equation draw:name="f64" draw:formula="10800 - ?f62"/><draw:equation draw:name="f65" draw:formula="?f26 / ?f10"/><draw:equation draw:name="f66" draw:formula="?f27 / ?f11"/><draw:equation draw:name="f67" draw:formula="?f28 / ?f10"/><draw:equation draw:name="f68" draw:formula="?f29 / ?f11"/><draw:equation draw:name="f69" draw:formula="?f30 / ?f10"/><draw:equation draw:name="f70" draw:formula="?f31 / ?f11"/><draw:equation draw:name="f71" draw:formula="?f32 / ?f11"/><draw:equation draw:name="f72" draw:formula="?f33 / ?f11"/><draw:equation draw:name="f73" draw:formula="?f34 / ?f10"/><draw:equation draw:name="f74" draw:formula="?f35 / ?f10"/><draw:equation draw:name="f75" draw:formula="?f19 / ?f10"/><draw:equation draw:name="f76" draw:formula="?f20 / ?f10"/><draw:equation draw:name="f77" draw:formula="?f22 / ?f11"/><draw:equation draw:name="f78" draw:formula="?f21 / ?f11"/><draw:equation draw:name="f79" draw:formula="21550000 - ?f40"/><draw:equation draw:name="f80" draw:formula="if(?f79, ?f40, 21550000)"/><draw:equation draw:name="f81" draw:formula="-21550000 - ?f80"/><draw:equation draw:name="f82" draw:formula="if(?f81, -21550000, ?f80)"/><draw:equation draw:name="f83" draw:formula="?f37 + ?f82"/><draw:equation draw:name="f84" draw:formula="?f37 + ?f1"/><draw:equation draw:name="f85" draw:formula="?f84 * ?f8 / ?f0"/><draw:equation draw:name="f86" draw:formula="0 - ?f85"/><draw:equation draw:name="f87" draw:formula="cos(?f86)"/><draw:equation draw:name="f88" draw:formula="0 - ?f87"/><draw:equation draw:name="f89" draw:formula="?f88 * ?f15"/><draw:equation draw:name="f90" draw:formula="sin(?f86)"/><draw:equation draw:name="f91" draw:formula="0 - ?f90"/><draw:equation draw:name="f92" draw:formula="?f91 * ?f15"/><draw:equation draw:name="f93" draw:formula="sqrt(?f89 * ?f89 + ?f92 * ?f92 + 0 * 0)"/><draw:equation draw:name="f94" draw:formula="?f15 * ?f15 / ?f93"/><draw:equation draw:name="f95" draw:formula="?f91 * ?f94"/><draw:equation draw:name="f96" draw:formula="?f63 - ?f95"/><draw:equation draw:name="f97" draw:formula="?f88 * ?f94"/><draw:equation draw:name="f98" draw:formula="?f64 - ?f97"/><draw:equation draw:name="f99" draw:formula="?f96 - ?f15"/><draw:equation draw:name="f100" draw:formula="?f98 - ?f15"/><draw:equation draw:name="f101" draw:formula="?f96 + ?f15"/><draw:equation draw:name="f102" draw:formula="?f98 + ?f15"/><draw:equation draw:name="f103" draw:formula="?f8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?f15"/><draw:equation draw:name="f109" draw:formula="sin(?f105)"/><draw:equation draw:name="f110" draw:formula="0 - ?f109"/><draw:equation draw:name="f111" draw:formula="?f110 * ?f15"/><draw:equation draw:name="f112" draw:formula="sqrt(?f108 * ?f108 + ?f111 * ?f111 + 0 * 0)"/><draw:equation draw:name="f113" draw:formula="?f15 * ?f15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63, ?f99)"/><draw:equation draw:name="f119" draw:formula="if(?f82, ?f64, ?f100)"/><draw:equation draw:name="f120" draw:formula="if(?f82, ?f63, ?f101)"/><draw:equation draw:name="f121" draw:formula="if(?f82, ?f64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/draw:enhanced-geometry></draw:custom-shape><text:span text:style-name="Fuente_20_de_20_párrafo_20_predeter."><text:span text:style-name="T28">ec2-upload-bundle -a ${EC2_ACCESS_KEY} -s ${EC2_SECRET_KEY} --url ${S3_URL} --ec2cert ${EUCALYPTUS_CERT} -b </text:span></text:span><text:span text:style-name="Fuente_20_de_20_párrafo_20_predeter."><text:span text:style-name="T25">image1</text:span></text:span><text:span text:style-name="Fuente_20_de_20_párrafo_20_predeter."><text:span text:style-name="T28">-bucket -m /tmp/</text:span></text:span><text:span text:style-name="Fuente_20_de_20_párrafo_20_predeter."><text:span text:style-name="T25">disk.img</text:span></text:span><text:span text:style-name="Fuente_20_de_20_párrafo_20_predeter."><text:span text:style-name="T28">.manifest.xml</text:span></text:span></text:p>
        </text:list-item>
      </text:list>
      <text:p text:style-name="Standard"><draw:custom-shape text:anchor-type="paragraph" draw:z-index="30" draw:name="26 Forma libre" draw:style-name="gr6" draw:text-style-name="P53" svg:width="1.38cm" svg:height="0.703cm" svg:x="3.623cm" svg:y="0.261cm"><text:p/>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200 * ?f10"/><draw:equation draw:name="f20" draw:formula="18400 * ?f10"/><draw:equation draw:name="f21" draw:formula="18400 * ?f11"/><draw:equation draw:name="f22" draw:formula="3200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3160 * ?f10"/><draw:equation draw:name="f29" draw:formula="3160 * ?f11"/><draw:equation draw:name="f30" draw:formula="0 * ?f10"/><draw:equation draw:name="f31" draw:formula="10800 * ?f11"/><draw:equation draw:name="f32" draw:formula="18440 * ?f11"/><draw:equation draw:name="f33" draw:formula="21600 * ?f11"/><draw:equation draw:name="f34" draw:formula="18440 * ?f10"/><draw:equation draw:name="f35" draw:formula="21600 * ?f10"/><draw:equation draw:name="f36" draw:formula="0 - ?f23"/><draw:equation draw:name="f37" draw:formula="?f24 - ?f1"/><draw:equation draw:name="f38" draw:formula="?f25 - ?f1"/><draw:equation draw:name="f39" draw:formula="?f36 * ?f0"/><draw:equation draw:name="f40" draw:formula="?f38 - ?f37"/><draw:equation draw:name="f41" draw:formula="?f39 / ?f8"/><draw:equation draw:name="f42" draw:formula="?f41 - ?f1"/><draw:equation draw:name="f43" draw:formula="?f42 + ?f1"/><draw:equation draw:name="f44" draw:formula="?f43 * ?f8 / ?f0"/><draw:equation draw:name="f45" draw:formula="0 - ?f44"/><draw:equation draw:name="f46" draw:formula="sin(?f45)"/><draw:equation draw:name="f47" draw:formula="0 - ?f46"/><draw:equation draw:name="f48" draw:formula="?f47"/><draw:equation draw:name="f49" draw:formula="cos(?f45)"/><draw:equation draw:name="f50" draw:formula="0 - ?f49"/><draw:equation draw:name="f51" draw:formula="?f50"/><draw:equation draw:name="f52" draw:formula="0 - ?f48"/><draw:equation draw:name="f53" draw:formula="0 - ?f51"/><draw:equation draw:name="f54" draw:formula="10800 * ?f52"/><draw:equation draw:name="f55" draw:formula="10800 * ?f53"/><draw:equation draw:name="f56" draw:formula="?f54 * ?f54"/><draw:equation draw:name="f57" draw:formula="?f55 * ?f55"/><draw:equation draw:name="f58" draw:formula="?f56 + ?f57"/><draw:equation draw:name="f59" draw:formula="sqrt(?f58)"/><draw:equation draw:name="f60" draw:formula="?f12 / ?f59"/><draw:equation draw:name="f61" draw:formula="?f52 * ?f60"/><draw:equation draw:name="f62" draw:formula="?f53 * ?f60"/><draw:equation draw:name="f63" draw:formula="10800 - ?f61"/><draw:equation draw:name="f64" draw:formula="10800 - ?f62"/><draw:equation draw:name="f65" draw:formula="?f26 / ?f10"/><draw:equation draw:name="f66" draw:formula="?f27 / ?f11"/><draw:equation draw:name="f67" draw:formula="?f28 / ?f10"/><draw:equation draw:name="f68" draw:formula="?f29 / ?f11"/><draw:equation draw:name="f69" draw:formula="?f30 / ?f10"/><draw:equation draw:name="f70" draw:formula="?f31 / ?f11"/><draw:equation draw:name="f71" draw:formula="?f32 / ?f11"/><draw:equation draw:name="f72" draw:formula="?f33 / ?f11"/><draw:equation draw:name="f73" draw:formula="?f34 / ?f10"/><draw:equation draw:name="f74" draw:formula="?f35 / ?f10"/><draw:equation draw:name="f75" draw:formula="?f19 / ?f10"/><draw:equation draw:name="f76" draw:formula="?f20 / ?f10"/><draw:equation draw:name="f77" draw:formula="?f22 / ?f11"/><draw:equation draw:name="f78" draw:formula="?f21 / ?f11"/><draw:equation draw:name="f79" draw:formula="21550000 - ?f40"/><draw:equation draw:name="f80" draw:formula="if(?f79, ?f40, 21550000)"/><draw:equation draw:name="f81" draw:formula="-21550000 - ?f80"/><draw:equation draw:name="f82" draw:formula="if(?f81, -21550000, ?f80)"/><draw:equation draw:name="f83" draw:formula="?f37 + ?f82"/><draw:equation draw:name="f84" draw:formula="?f37 + ?f1"/><draw:equation draw:name="f85" draw:formula="?f84 * ?f8 / ?f0"/><draw:equation draw:name="f86" draw:formula="0 - ?f85"/><draw:equation draw:name="f87" draw:formula="cos(?f86)"/><draw:equation draw:name="f88" draw:formula="0 - ?f87"/><draw:equation draw:name="f89" draw:formula="?f88 * ?f15"/><draw:equation draw:name="f90" draw:formula="sin(?f86)"/><draw:equation draw:name="f91" draw:formula="0 - ?f90"/><draw:equation draw:name="f92" draw:formula="?f91 * ?f15"/><draw:equation draw:name="f93" draw:formula="sqrt(?f89 * ?f89 + ?f92 * ?f92 + 0 * 0)"/><draw:equation draw:name="f94" draw:formula="?f15 * ?f15 / ?f93"/><draw:equation draw:name="f95" draw:formula="?f91 * ?f94"/><draw:equation draw:name="f96" draw:formula="?f63 - ?f95"/><draw:equation draw:name="f97" draw:formula="?f88 * ?f94"/><draw:equation draw:name="f98" draw:formula="?f64 - ?f97"/><draw:equation draw:name="f99" draw:formula="?f96 - ?f15"/><draw:equation draw:name="f100" draw:formula="?f98 - ?f15"/><draw:equation draw:name="f101" draw:formula="?f96 + ?f15"/><draw:equation draw:name="f102" draw:formula="?f98 + ?f15"/><draw:equation draw:name="f103" draw:formula="?f8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?f15"/><draw:equation draw:name="f109" draw:formula="sin(?f105)"/><draw:equation draw:name="f110" draw:formula="0 - ?f109"/><draw:equation draw:name="f111" draw:formula="?f110 * ?f15"/><draw:equation draw:name="f112" draw:formula="sqrt(?f108 * ?f108 + ?f111 * ?f111 + 0 * 0)"/><draw:equation draw:name="f113" draw:formula="?f15 * ?f15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63, ?f99)"/><draw:equation draw:name="f119" draw:formula="if(?f82, ?f64, ?f100)"/><draw:equation draw:name="f120" draw:formula="if(?f82, ?f63, ?f101)"/><draw:equation draw:name="f121" draw:formula="if(?f82, ?f64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/draw:enhanced-geometry></draw:custom-shape><text:span text:style-name="Fuente_20_de_20_párrafo_20_predeter."><text:span text:style-name="T28"/></text:span></text:p>
      <text:list xml:id="list38521632" text:continue-numbering="true" text:style-name="L3">
        <text:list-item>
          <text:p text:style-name="P50"><text:span text:style-name="Fuente_20_de_20_párrafo_20_predeter."><text:span text:style-name="T28"><text:s/>ec2-register </text:span></text:span><text:span text:style-name="Fuente_20_de_20_párrafo_20_predeter."><text:span text:style-name="T25">image1</text:span></text:span><text:span text:style-name="Fuente_20_de_20_párrafo_20_predeter."><text:span text:style-name="T28">-bucket/disk.img.man</text:span></text:span><text:span text:style-name="Fuente_20_de_20_párrafo_20_predeter."><text:span text:style-name="T28">ifest.xml</text:span></text:span></text:p>
        </text:list-item>
      </text:list>
      <text:p text:style-name="P17"/>
      <text:p text:style-name="P17"/>
      <text:p text:style-name="P17"/>
      <text:p text:style-name="P17"/>
      <text:p text:style-name="P16"/>
      <text:p text:style-name="P16">CREACIO/INSTAL.LACIO NOU S.O (EX: UBUNTU) DES DE LINUX</text:p>
      <text:p text:style-name="P19">https://help.ubuntu.com/community/Installation/FromLinux</text:p>
      <text:p text:style-name="P17"/>
      <text:p text:style-name="P17">1.- Crear una nova partició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9">Use gparted to create a new primary partition and format it to </text:span></text:span><text:span text:style-name="Teletype"><text:span text:style-name="T12">ext3</text:span></text:span><text:span text:style-name="Fuente_20_de_20_párrafo_20_predeter."><text:span text:style-name="T9">.</text:span></text:span><text:span text:style-name="Fuente_20_de_20_párrafo_20_predeter."><text:span text:style-name="T9">You need slightly </text:span></text:span><text:span text:style-name="Fuente_20_de_20_párrafo_20_predeter."><text:span text:style-name="T9"><text:tab/>more than </text:span></text:span><text:span text:style-name="Fuente_20_de_20_párrafo_20_predeter."><text:span text:style-name="T9">700MB of free space on it. 750MB should be sufficient</text:span></text:span></text:p>
      <text:p text:style-name="P17"><text:soft-page-break/>2.- Copiar el contingut de la imatge ISO en la partició</text:p>
      <text:p text:style-name="P17"/>
      <text:p text:style-name="P46"><text:s/><text:tab/>mkdir /tmp/install_cd</text:p>
      <text:p text:style-name="Preformatted_20_Text"><text:span text:style-name="Fuente_20_de_20_párrafo_20_predeter."><text:span text:style-name="T13"><text:tab/></text:span></text:span><text:span text:style-name="Fuente_20_de_20_párrafo_20_predeter."><text:span text:style-name="T15">mkdir /tmp/installer</text:span></text:span></text:p>
      <text:p text:style-name="Preformatted_20_Text"><text:span text:style-name="Fuente_20_de_20_párrafo_20_predeter."><text:span text:style-name="T15"><text:tab/>sudo mount </text:span></text:span><text:span text:style-name="Fuente_20_de_20_párrafo_20_predeter."><text:span text:style-name="T48">disk-image.iso</text:span></text:span><text:span text:style-name="Fuente_20_de_20_párrafo_20_predeter."><text:span text:style-name="T15"> -o loop /tmp/install_cd</text:span></text:span></text:p>
      <text:p text:style-name="Preformatted_20_Text"><text:span text:style-name="Fuente_20_de_20_párrafo_20_predeter."><text:span text:style-name="T15"><text:tab/>sudo mount </text:span></text:span><text:span text:style-name="Fuente_20_de_20_párrafo_20_predeter."><text:span text:style-name="T48">/dev/sda1</text:span></text:span><text:span text:style-name="Fuente_20_de_20_párrafo_20_predeter."><text:span text:style-name="T15"> /tmp/installer</text:span></text:span></text:p>
      <text:p text:style-name="P46"/>
      <text:p text:style-name="P46"><text:tab/>sudo rsync -a /tmp/install_cd/ /tmp/installer</text:p>
      <text:p text:style-name="P46"><text:tab/>sudo umount /tmp/install_cd</text:p>
      <text:p text:style-name="P44"><text:tab/>sudo umount /tmp/installer</text:p>
      <text:p text:style-name="Standard"><text:span text:style-name="Fuente_20_de_20_párrafo_20_predeter."><text:span text:style-name="T41">(Replace the name of the iso to whatever you downloaded and </text:span></text:span><text:span text:style-name="Teletype"><text:span text:style-name="T42">/dev/sda1</text:span></text:span><text:span text:style-name="Fuente_20_de_20_párrafo_20_predeter."><text:span text:style-name="T41"> with whatever your new partition is. )</text:span></text:span></text:p>
      <text:p text:style-name="P17"/>
      <text:p text:style-name="P17">3.- Boot des d'aquesta partició</text:p>
      <text:p text:style-name="P17"/>
      <text:p text:style-name="Text_20_body"><text:span text:style-name="Fuente_20_de_20_párrafo_20_predeter."><text:span text:style-name="T40">Edit your grub configuration file (typically </text:span></text:span><text:span text:style-name="Teletype"><text:span text:style-name="T39">/etc/grub.conf</text:span></text:span><text:span text:style-name="Fuente_20_de_20_párrafo_20_predeter."><text:span text:style-name="T40"> or </text:span></text:span><text:span text:style-name="Teletype"><text:span text:style-name="T39">/boot/grub/menu.lst</text:span></text:span><text:span text:style-name="Fuente_20_de_20_párrafo_20_predeter."><text:span text:style-name="T40">) to boot from the new partition by adding the lines</text:span></text:span><text:bookmark-start text:name="line-33"/><text:bookmark-end text:name="line-33"/><text:bookmark-start text:name="line-34"/><text:bookmark-end text:name="line-34"/></text:p>
      <text:p text:style-name="P45"><text:bookmark-start text:name="line-35"/><text:bookmark-start text:name="line-36"/><text:bookmark-start text:name="line-37"/><text:bookmark-start text:name="line-38"/><text:bookmark-start text:name="line-39"/><text:bookmark-start text:name="line-40"/>title <text:bookmark-end text:name="line-35"/><text:bookmark-end text:name="line-36"/><text:bookmark-end text:name="line-37"/><text:bookmark-end text:name="line-38"/><text:bookmark-end text:name="line-39"/><text:bookmark-end text:name="line-40"/><text:s text:c="10"/>installer</text:p>
      <text:p text:style-name="Preformatted_20_Text"><text:span text:style-name="Fuente_20_de_20_párrafo_20_predeter."><text:span text:style-name="T13">root <text:s text:c="11"/>(</text:span></text:span><text:span text:style-name="Fuente_20_de_20_párrafo_20_predeter."><text:span text:style-name="T47">hd0</text:span></text:span><text:span text:style-name="Fuente_20_de_20_párrafo_20_predeter."><text:span text:style-name="T13">,</text:span></text:span><text:span text:style-name="Fuente_20_de_20_párrafo_20_predeter."><text:span text:style-name="T47">0</text:span></text:span><text:span text:style-name="Fuente_20_de_20_párrafo_20_predeter."><text:span text:style-name="T13">)</text:span></text:span></text:p>
      <text:p text:style-name="P45">kernel <text:s text:c="9"/>/casper/vmlinuz boot=casper root=/dev/ram ramdisk_size=1048576 rw</text:p>
      <text:p text:style-name="P43">initrd <text:s text:c="9"/>/casper/initrd.gz</text:p>
      <text:p text:style-name="P17"/>
      <text:p text:style-name="Standard"><text:span text:style-name="Teletype">hd0</text:span><text:span text:style-name="Fuente_20_de_20_párrafo_20_predeter."><text:span text:style-name="T28"> stands for "first hard disk," and the 0 following it standards for first partition. You will need to change this if your installer </text:span></text:span><text:span text:style-name="Fuente_20_de_20_párrafo_20_predeter."><text:span text:style-name="T28">partition is different from </text:span></text:span><text:span text:style-name="Teletype">/dev/sda1</text:span><text:span text:style-name="Fuente_20_de_20_párrafo_20_predeter."><text:span text:style-name="T28">. </text:span></text:span><text:span text:style-name="Teletype">sdaN</text:span><text:span text:style-name="Fuente_20_de_20_párrafo_20_predeter."><text:span text:style-name="T28"> becomes </text:span></text:span><text:span text:style-name="Teletype">(hd0, N-1)</text:span><text:span text:style-name="Fuente_20_de_20_párrafo_20_predeter."><text:span text:style-name="T28">, </text:span></text:span><text:span text:style-name="Teletype">sdbN</text:span><text:span text:style-name="Fuente_20_de_20_párrafo_20_predeter."><text:span text:style-name="T28"> becomes </text:span></text:span><text:span text:style-name="Teletype">(hd1,N-1)</text:span><text:span text:style-name="Fuente_20_de_20_párrafo_20_predeter."><text:span text:style-name="T28"> and so on. As you can see, grub starts counting from 0, which can be confusing.</text:span></text:span></text:p>
      <text:p text:style-name="P17"/>
      <text:list xml:id="list38257541" text:style-name="L4">
        <text:list-item>
          <text:p text:style-name="P51">Instal.lar el S.O (ex: Ubuntu) com si es fes des de CD</text:p>
        </text:list-item>
      </text:list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ca" fo:country="ES" fo:font-style="normal" style:text-underline-style="none" fo:font-weight="normal" style:letter-kerning="true" style:font-size-asian="12pt" style:language-asian="ca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ca" fo:country="ES" fo:font-style="normal" style:text-underline-style="none" fo:font-weight="normal" style:letter-kerning="true" fo:background-color="transparent" style:font-name-asian="DejaVu Sans" style:font-size-asian="12pt" style:language-asian="ca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2" style:display-name="WW_CharLFO1LV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3" style:display-name="WW_CharLFO1LV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4" style:display-name="WW_CharLFO1LV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5" style:display-name="WW_CharLFO1LV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6" style:display-name="WW_CharLFO1LV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7" style:display-name="WW_CharLFO1LV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8" style:display-name="WW_CharLFO1LVL8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9" style:display-name="WW_CharLFO1LVL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1" style:display-name="WW_CharLFO2LV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2" style:display-name="WW_CharLFO2LV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3" style:display-name="WW_CharLFO2LV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4" style:display-name="WW_CharLFO2LV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5" style:display-name="WW_CharLFO2LV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6" style:display-name="WW_CharLFO2LV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7" style:display-name="WW_CharLFO2LV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8" style:display-name="WW_CharLFO2LVL8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9" style:display-name="WW_CharLFO2LVL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1" style:display-name="WW_CharLFO3LV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2" style:display-name="WW_CharLFO3LV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3" style:display-name="WW_CharLFO3LV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4" style:display-name="WW_CharLFO3LV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5" style:display-name="WW_CharLFO3LV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6" style:display-name="WW_CharLFO3LV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7" style:display-name="WW_CharLFO3LV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8" style:display-name="WW_CharLFO3LVL8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3LVL9" style:display-name="WW_CharLFO3LVL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246cm" fo:margin-left="0cm" table:align="left"/>
    </style:style>
    <style:style style:name="Taula1.A" style:family="table-column">
      <style:table-column-properties style:column-width="8.622cm"/>
    </style:style>
    <style:style style:name="Taula1.B" style:family="table-column">
      <style:table-column-properties style:column-width="8.624cm"/>
    </style:style>
    <style:style style:name="Taula1.A1" style:family="table-cell">
      <style:table-cell-properties style:vertical-align="bottom" fo:padding-left="0.191cm" fo:padding-right="0.191cm" fo:padding-top="0cm" fo:padding-bottom="0cm" fo:border="none"/>
    </style:style>
    <style:style style:name="Tau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Encabezado">
      <style:text-properties fo:color="#f79646" fo:font-size="14pt" fo:letter-spacing="0.035cm" fo:font-weight="bold" style:font-size-asian="14pt" style:font-weight-asian="bold"/>
    </style:style>
    <style:style style:name="MP2" style:family="paragraph" style:parent-style-name="Encabezado">
      <style:text-properties fo:color="#eeece1" style:font-name="Verdana" fo:font-size="16pt" style:font-size-asian="16pt" style:font-size-complex="16pt" style:font-relief="engraved"/>
    </style:style>
    <style:style style:name="MP3" style:family="paragraph" style:parent-style-name="Encabezado">
      <style:paragraph-properties fo:text-align="end" style:justify-single-word="false"/>
    </style:style>
    <style:style style:name="MT1" style:family="text">
      <style:text-properties fo:color="#f79646" fo:font-size="14pt" fo:letter-spacing="0.035cm" fo:font-weight="bold" style:font-size-asian="14pt" style:font-weight-asian="bold"/>
    </style:style>
    <style:style style:name="Mgr1" style:family="graphic">
      <style:graphic-properties draw:stroke="solid" svg:stroke-width="0.035cm" svg:stroke-color="#f79646" svg:stroke-opacity="100%" draw:fill="none" fo:padding-top="-0.017cm" fo:padding-bottom="-0.017cm" fo:padding-left="-0.017cm" fo:padding-right="-0.017cm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2">degloba <text:s/>- Consulting</text:p>
            </table:table-cell>
            <table:table-cell table:style-name="Taula1.B1" office:value-type="string">
              <text:p text:style-name="MP3"><text:span text:style-name="Fuente_20_de_20_párrafo_20_predeter."><text:span text:style-name="MT1"/></text:span></text:p>
            </table:table-cell>
          </table:table-row>
        </table:table>
        <text:p text:style-name="Encabezado"><draw:connector text:anchor-type="paragraph" draw:z-index="11" draw:name="28 Conector recto" draw:style-name="Mgr1" draw:type="line" svg:x1="0.011cm" svg:y1="0.011cm" svg:x2="15.102cm" svg:y2="0.011cm" svg:d="m6 6h8556"><text:p/></draw:connector><text:span text:style-name="Fuente_20_de_20_párrafo_20_predeter."><text:span text:style-name="MT1"/></text:span></text:p>
      </style:header>
      <style:footer>
        <text:p text:style-name="Pie_20_de_20_pá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RE</meta:initial-creator>
    <dc:creator>pere santasusana</dc:creator>
    <meta:creation-date>2010-10-18T06:21:00Z</meta:creation-date>
    <dc:date>2011-02-05T18:38:17.43</dc:date>
    <meta:editing-cycles>103</meta:editing-cycles>
    <meta:editing-duration>PT62H32M50S</meta:editing-duration>
    <meta:document-statistic meta:table-count="16" meta:image-count="1" meta:object-count="0" meta:page-count="12" meta:paragraph-count="266" meta:word-count="1595" meta:character-count="19482"/>
    <meta:user-defined meta:name="Informació 1"/>
    <meta:user-defined meta:name="Informació 2"/>
    <meta:user-defined meta:name="Informació 3"/>
    <meta:user-defined meta:name="Informació 4"/>
    <meta:template xlink:type="simple" xlink:actuate="onRequest" xlink:title="" xlink:href="Normal.dotm"/>
  </office:meta>
</office:document-meta>
</file>